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New" svg:font-family="CourierNew"/>
    <style:font-face style:name="NSimSun" svg:font-family="N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2cm" svg:stroke-color="#000000" draw:stroke-linejoin="round" svg:stroke-linecap="round" draw:fill="none" fo:padding-top="0.006cm" fo:padding-bottom="0.006cm" fo:padding-left="0.006cm" fo:padding-right="0.006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098cm" fo:min-width="0.098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04cm" svg:stroke-color="#000000" draw:stroke-linejoin="round" svg:stroke-linecap="round" draw:fill="solid" draw:fill-color="#000000" fo:padding-top="0.002cm" fo:padding-bottom="0.002cm" fo:padding-left="0.002cm" fo:padding-right="0.002cm"/>
    </style:style>
    <style:style style:name="gr5" style:family="graphic" style:parent-style-name="standard">
      <style:graphic-properties draw:stroke="solid" svg:stroke-width="0.012cm" svg:stroke-color="#800040" draw:stroke-linejoin="round" svg:stroke-linecap="round" draw:fill="none" fo:padding-top="0.006cm" fo:padding-bottom="0.006cm" fo:padding-left="0.006cm" fo:padding-right="0.006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22cm" fo:min-width="0.11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14cm" fo:min-width="0.122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2cm" svg:stroke-color="#ff00ff" draw:stroke-linejoin="round" svg:stroke-linecap="round" draw:fill="solid" draw:fill-color="#ff00ff" fo:padding-top="0.006cm" fo:padding-bottom="0.006cm" fo:padding-left="0.006cm" fo:padding-right="0.006cm"/>
    </style:style>
    <style:style style:name="gr9" style:family="graphic" style:parent-style-name="standard">
      <style:graphic-properties draw:stroke="solid" svg:stroke-width="0.012cm" svg:stroke-color="#ff0000" draw:stroke-linejoin="round" svg:stroke-linecap="round" draw:fill="none" fo:padding-top="0.006cm" fo:padding-bottom="0.006cm" fo:padding-left="0.006cm" fo:padding-right="0.006cm"/>
    </style:style>
    <style:style style:name="gr10" style:family="graphic" style:parent-style-name="standard">
      <style:graphic-properties draw:stroke="solid" svg:stroke-width="0.012cm" svg:stroke-color="#000000" draw:stroke-linejoin="miter" svg:stroke-linecap="round" draw:fill="none" fo:padding-top="0.006cm" fo:padding-bottom="0.006cm" fo:padding-left="0.006cm" fo:padding-right="0.006cm"/>
    </style:style>
    <style:style style:name="gr11" style:family="graphic" style:parent-style-name="standard">
      <style:graphic-properties draw:stroke="solid" svg:stroke-width="0.012cm" svg:stroke-color="#0000ff" draw:stroke-linejoin="round" svg:stroke-linecap="round" draw:fill="none" fo:padding-top="0.006cm" fo:padding-bottom="0.006cm" fo:padding-left="0.006cm" fo:padding-right="0.006cm"/>
    </style:style>
    <style:style style:name="gr12" style:family="graphic" style:parent-style-name="standard">
      <style:graphic-properties draw:stroke="solid" svg:stroke-width="0.012cm" svg:stroke-color="#0000ff" draw:stroke-linejoin="miter" svg:stroke-linecap="round" draw:fill="none" fo:padding-top="0.006cm" fo:padding-bottom="0.006cm" fo:padding-left="0.006cm" fo:padding-right="0.006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22cm" fo:min-width="0.124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12cm" svg:stroke-color="#0000ff" draw:stroke-linejoin="round" svg:stroke-linecap="round" draw:fill="solid" draw:fill-color="#0000ff" fo:padding-top="0.006cm" fo:padding-bottom="0.006cm" fo:padding-left="0.006cm" fo:padding-right="0.006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9cm" fo:min-width="0.175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04cm" svg:stroke-color="#804000" draw:stroke-linejoin="miter" svg:stroke-linecap="butt" draw:fill="none" fo:padding-top="0.002cm" fo:padding-bottom="0.002cm" fo:padding-left="0.002cm" fo:padding-right="0.00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24cm" fo:min-width="0.12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.79999995231628pt" style:font-size-asian="2.79999995231628pt" style:font-size-complex="2.79999995231628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3.5pt" style:font-size-asian="3.5pt" style:font-size-complex="3.5pt"/>
    </style:style>
    <style:style style:name="P7" style:family="paragraph">
      <loext:graphic-properties draw:fill="none"/>
      <style:text-properties fo:font-size="3.29999995231628pt" style:font-size-asian="3.29999995231628pt" style:font-size-complex="3.29999995231628pt"/>
    </style:style>
    <style:style style:name="P8" style:family="paragraph">
      <loext:graphic-properties draw:fill="solid" draw:fill-color="#ff00ff"/>
    </style:style>
    <style:style style:name="P9" style:family="paragraph">
      <loext:graphic-properties draw:fill="solid" draw:fill-color="#0000ff"/>
    </style:style>
    <style:style style:name="P10" style:family="paragraph">
      <loext:graphic-properties draw:fill="none"/>
      <style:text-properties fo:font-size="5.40000009536743pt" style:font-size-asian="5.40000009536743pt" style:font-size-complex="5.40000009536743pt"/>
    </style:style>
    <style:style style:name="P11" style:family="paragraph">
      <loext:graphic-properties draw:fill="none"/>
      <style:text-properties fo:font-size="3.59999990463257pt" style:font-size-asian="3.59999990463257pt" style:font-size-complex="3.59999990463257pt"/>
    </style:style>
    <style:style style:name="T1" style:family="text">
      <style:text-properties fo:color="#000000" style:font-name="Arial" fo:font-size="2.79999995231628pt" style:font-size-asian="2.79999995231628pt" style:font-name-complex="Arial" style:font-size-complex="2.79999995231628pt"/>
    </style:style>
    <style:style style:name="T2" style:family="text">
      <style:text-properties fo:color="#ff0000" style:font-name="Arial" fo:font-size="3.5pt" style:font-size-asian="3.5pt" style:font-name-complex="Arial" style:font-size-complex="3.5pt" style:text-scale="94%"/>
    </style:style>
    <style:style style:name="T3" style:family="text">
      <style:text-properties fo:color="#ff0000" style:font-name="Arial" fo:font-size="3.29999995231628pt" style:font-size-asian="3.29999995231628pt" style:font-name-complex="Arial" style:font-size-complex="3.29999995231628pt" style:text-scale="107%"/>
    </style:style>
    <style:style style:name="T4" style:family="text">
      <style:text-properties fo:color="#000000" style:font-name="Arial" fo:font-size="3.5pt" style:font-size-asian="3.5pt" style:font-name-complex="Arial" style:font-size-complex="3.5pt" style:text-scale="94%"/>
    </style:style>
    <style:style style:name="T5" style:family="text">
      <style:text-properties fo:color="#000000" style:font-name="NSimSun" fo:font-size="3.5pt" style:font-size-asian="3.5pt" style:font-name-complex="NSimSun" style:font-size-complex="3.5pt" style:text-scale="94%"/>
    </style:style>
    <style:style style:name="T6" style:family="text">
      <style:text-properties fo:color="#000080" style:font-name="Arial" fo:font-size="3.5pt" style:font-size-asian="3.5pt" style:font-name-complex="Arial" style:font-size-complex="3.5pt" style:text-scale="94%"/>
    </style:style>
    <style:style style:name="T7" style:family="text">
      <style:text-properties fo:color="#000000" style:font-name="Arial" fo:font-size="3.5pt" style:font-size-asian="3.5pt" style:font-name-complex="Arial" style:font-size-complex="3.5pt" style:text-scale="102%"/>
    </style:style>
    <style:style style:name="T8" style:family="text">
      <style:text-properties fo:color="#0000ff" style:font-name="CourierNew" fo:font-size="5.40000009536743pt" style:font-size-asian="5.40000009536743pt" style:font-name-complex="CourierNew" style:font-size-complex="5.40000009536743pt" style:text-scale="93%"/>
    </style:style>
    <style:style style:name="T9" style:family="text">
      <style:text-properties fo:color="#004080" style:font-name="Arial" fo:font-size="3.59999990463257pt" style:font-size-asian="3.59999990463257pt" style:font-name-complex="Arial" style:font-size-complex="3.59999990463257pt" style:text-scale="98%"/>
    </style:style>
    <style:style style:name="T10" style:family="text">
      <style:text-properties fo:color="#000000" style:font-name="Arial" fo:font-size="3.59999990463257pt" style:font-size-asian="3.59999990463257pt" style:font-name-complex="Arial" style:font-size-complex="3.59999990463257pt" style:text-scale="9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cm" svg:y1="-0.001cm" svg:x2="20.844cm" svg:y2="-0.001cm">
          <text:p/>
        </draw:line>
        <draw:line draw:style-name="gr1" draw:text-style-name="P1" draw:layer="layout" svg:x1="20.844cm" svg:y1="-0.001cm" svg:x2="20.844cm" svg:y2="13.301cm">
          <text:p/>
        </draw:line>
        <draw:line draw:style-name="gr1" draw:text-style-name="P1" draw:layer="layout" svg:x1="20.844cm" svg:y1="13.301cm" svg:x2="0cm" svg:y2="13.301cm">
          <text:p/>
        </draw:line>
        <draw:line draw:style-name="gr1" draw:text-style-name="P1" draw:layer="layout" svg:x1="0cm" svg:y1="13.301cm" svg:x2="0cm" svg:y2="-0.001cm">
          <text:p/>
        </draw:line>
        <draw:line draw:style-name="gr1" draw:text-style-name="P1" draw:layer="layout" svg:x1="0.135cm" svg:y1="0.135cm" svg:x2="20.709cm" svg:y2="0.135cm">
          <text:p/>
        </draw:line>
        <draw:line draw:style-name="gr1" draw:text-style-name="P1" draw:layer="layout" svg:x1="20.709cm" svg:y1="0.135cm" svg:x2="20.709cm" svg:y2="13.165cm">
          <text:p/>
        </draw:line>
        <draw:line draw:style-name="gr1" draw:text-style-name="P1" draw:layer="layout" svg:x1="20.709cm" svg:y1="13.165cm" svg:x2="0.135cm" svg:y2="13.165cm">
          <text:p/>
        </draw:line>
        <draw:line draw:style-name="gr1" draw:text-style-name="P1" draw:layer="layout" svg:x1="0.135cm" svg:y1="13.165cm" svg:x2="0.135cm" svg:y2="0.135cm">
          <text:p/>
        </draw:line>
        <draw:polygon draw:style-name="gr2" draw:text-style-name="P2" draw:layer="layout" svg:width="0.055cm" svg:height="0.11cm" svg:x="2.192cm" svg:y="0.012cm" svg:viewBox="0 0 56 111" draw:points="0,111 56,111 56,0 0,0">
          <text:p/>
        </draw:polygon>
        <draw:polygon draw:style-name="gr2" draw:text-style-name="P2" draw:layer="layout" svg:width="0.055cm" svg:height="0.11cm" svg:x="2.192cm" svg:y="13.178cm" svg:viewBox="0 0 56 111" draw:points="0,111 56,111 56,0 0,0">
          <text:p/>
        </draw:polygon>
        <draw:frame draw:style-name="gr3" draw:text-style-name="P4" draw:layer="layout" svg:width="0.098cm" svg:height="0.111cm" svg:x="2.193cm" svg:y="0.01cm">
          <draw:text-box>
            <text:p text:style-name="P3"><text:span text:style-name="T1">5</text:span></text:p>
          </draw:text-box>
        </draw:frame>
        <draw:line draw:style-name="gr1" draw:text-style-name="P1" draw:layer="layout" svg:x1="4.25cm" svg:y1="0.135cm" svg:x2="4.25cm" svg:y2="-0.001cm">
          <text:p/>
        </draw:line>
        <draw:line draw:style-name="gr1" draw:text-style-name="P1" draw:layer="layout" svg:x1="4.25cm" svg:y1="13.301cm" svg:x2="4.25cm" svg:y2="13.165cm">
          <text:p/>
        </draw:line>
        <draw:polygon draw:style-name="gr2" draw:text-style-name="P2" draw:layer="layout" svg:width="0.055cm" svg:height="0.11cm" svg:x="6.307cm" svg:y="0.012cm" svg:viewBox="0 0 56 111" draw:points="0,111 56,111 56,0 0,0">
          <text:p/>
        </draw:polygon>
        <draw:frame draw:style-name="gr3" draw:text-style-name="P4" draw:layer="layout" svg:width="0.098cm" svg:height="0.111cm" svg:x="2.193cm" svg:y="13.176cm">
          <draw:text-box>
            <text:p text:style-name="P3"><text:span text:style-name="T1">5</text:span></text:p>
          </draw:text-box>
        </draw:frame>
        <draw:polygon draw:style-name="gr2" draw:text-style-name="P2" draw:layer="layout" svg:width="0.055cm" svg:height="0.11cm" svg:x="6.307cm" svg:y="13.178cm" svg:viewBox="0 0 56 111" draw:points="0,111 56,111 56,0 0,0">
          <text:p/>
        </draw:polygon>
        <draw:frame draw:style-name="gr3" draw:text-style-name="P4" draw:layer="layout" svg:width="0.098cm" svg:height="0.111cm" svg:x="6.308cm" svg:y="0.01cm">
          <draw:text-box>
            <text:p text:style-name="P3"><text:span text:style-name="T1">4</text:span></text:p>
          </draw:text-box>
        </draw:frame>
        <draw:line draw:style-name="gr1" draw:text-style-name="P1" draw:layer="layout" svg:x1="8.365cm" svg:y1="0.135cm" svg:x2="8.365cm" svg:y2="-0.001cm">
          <text:p/>
        </draw:line>
        <draw:line draw:style-name="gr1" draw:text-style-name="P1" draw:layer="layout" svg:x1="8.365cm" svg:y1="13.301cm" svg:x2="8.365cm" svg:y2="13.165cm">
          <text:p/>
        </draw:line>
        <draw:polygon draw:style-name="gr2" draw:text-style-name="P2" draw:layer="layout" svg:width="0.055cm" svg:height="0.11cm" svg:x="10.422cm" svg:y="0.012cm" svg:viewBox="0 0 56 111" draw:points="0,111 56,111 56,0 0,0">
          <text:p/>
        </draw:polygon>
        <draw:frame draw:style-name="gr3" draw:text-style-name="P4" draw:layer="layout" svg:width="0.098cm" svg:height="0.111cm" svg:x="6.308cm" svg:y="13.176cm">
          <draw:text-box>
            <text:p text:style-name="P3"><text:span text:style-name="T1">4</text:span></text:p>
          </draw:text-box>
        </draw:frame>
        <draw:polygon draw:style-name="gr2" draw:text-style-name="P2" draw:layer="layout" svg:width="0.055cm" svg:height="0.11cm" svg:x="10.422cm" svg:y="13.178cm" svg:viewBox="0 0 56 111" draw:points="0,111 56,111 56,0 0,0">
          <text:p/>
        </draw:polygon>
        <draw:frame draw:style-name="gr3" draw:text-style-name="P4" draw:layer="layout" svg:width="0.098cm" svg:height="0.111cm" svg:x="10.424cm" svg:y="0.01cm">
          <draw:text-box>
            <text:p text:style-name="P3"><text:span text:style-name="T1">3</text:span></text:p>
          </draw:text-box>
        </draw:frame>
        <draw:line draw:style-name="gr1" draw:text-style-name="P1" draw:layer="layout" svg:x1="12.479cm" svg:y1="0.135cm" svg:x2="12.479cm" svg:y2="-0.001cm">
          <text:p/>
        </draw:line>
        <draw:line draw:style-name="gr1" draw:text-style-name="P1" draw:layer="layout" svg:x1="12.479cm" svg:y1="13.301cm" svg:x2="12.479cm" svg:y2="13.165cm">
          <text:p/>
        </draw:line>
        <draw:polygon draw:style-name="gr2" draw:text-style-name="P2" draw:layer="layout" svg:width="0.055cm" svg:height="0.11cm" svg:x="14.537cm" svg:y="0.012cm" svg:viewBox="0 0 56 111" draw:points="0,111 56,111 56,0 0,0">
          <text:p/>
        </draw:polygon>
        <draw:frame draw:style-name="gr3" draw:text-style-name="P4" draw:layer="layout" svg:width="0.098cm" svg:height="0.111cm" svg:x="10.424cm" svg:y="13.176cm">
          <draw:text-box>
            <text:p text:style-name="P3"><text:span text:style-name="T1">3</text:span></text:p>
          </draw:text-box>
        </draw:frame>
        <draw:polygon draw:style-name="gr2" draw:text-style-name="P2" draw:layer="layout" svg:width="0.055cm" svg:height="0.11cm" svg:x="14.537cm" svg:y="13.178cm" svg:viewBox="0 0 56 111" draw:points="0,111 56,111 56,0 0,0">
          <text:p/>
        </draw:polygon>
        <draw:frame draw:style-name="gr3" draw:text-style-name="P4" draw:layer="layout" svg:width="0.098cm" svg:height="0.111cm" svg:x="14.539cm" svg:y="0.01cm">
          <draw:text-box>
            <text:p text:style-name="P3"><text:span text:style-name="T1">2</text:span></text:p>
          </draw:text-box>
        </draw:frame>
        <draw:line draw:style-name="gr1" draw:text-style-name="P1" draw:layer="layout" svg:x1="16.594cm" svg:y1="0.135cm" svg:x2="16.594cm" svg:y2="-0.001cm">
          <text:p/>
        </draw:line>
        <draw:line draw:style-name="gr1" draw:text-style-name="P1" draw:layer="layout" svg:x1="16.594cm" svg:y1="13.301cm" svg:x2="16.594cm" svg:y2="13.165cm">
          <text:p/>
        </draw:line>
        <draw:polygon draw:style-name="gr2" draw:text-style-name="P2" draw:layer="layout" svg:width="0.055cm" svg:height="0.11cm" svg:x="18.652cm" svg:y="0.012cm" svg:viewBox="0 0 56 111" draw:points="0,111 56,111 56,0 0,0">
          <text:p/>
        </draw:polygon>
        <draw:frame draw:style-name="gr3" draw:text-style-name="P4" draw:layer="layout" svg:width="0.098cm" svg:height="0.111cm" svg:x="14.539cm" svg:y="13.176cm">
          <draw:text-box>
            <text:p text:style-name="P3"><text:span text:style-name="T1">2</text:span></text:p>
          </draw:text-box>
        </draw:frame>
        <draw:polygon draw:style-name="gr2" draw:text-style-name="P2" draw:layer="layout" svg:width="0.055cm" svg:height="0.11cm" svg:x="18.652cm" svg:y="13.178cm" svg:viewBox="0 0 56 111" draw:points="0,111 56,111 56,0 0,0">
          <text:p/>
        </draw:polygon>
        <draw:frame draw:style-name="gr3" draw:text-style-name="P4" draw:layer="layout" svg:width="0.098cm" svg:height="0.111cm" svg:x="18.654cm" svg:y="0.01cm">
          <draw:text-box>
            <text:p text:style-name="P3"><text:span text:style-name="T1">1</text:span></text:p>
          </draw:text-box>
        </draw:frame>
        <draw:polygon draw:style-name="gr2" draw:text-style-name="P2" draw:layer="layout" svg:width="0.072cm" svg:height="0.11cm" svg:x="0.033cm" svg:y="1.761cm" svg:viewBox="0 0 73 111" draw:points="0,111 73,111 73,0 0,0">
          <text:p/>
        </draw:polygon>
        <draw:frame draw:style-name="gr3" draw:text-style-name="P4" draw:layer="layout" svg:width="0.098cm" svg:height="0.111cm" svg:x="18.654cm" svg:y="13.176cm">
          <draw:text-box>
            <text:p text:style-name="P3"><text:span text:style-name="T1">1</text:span></text:p>
          </draw:text-box>
        </draw:frame>
        <draw:polygon draw:style-name="gr2" draw:text-style-name="P2" draw:layer="layout" svg:width="0.072cm" svg:height="0.11cm" svg:x="20.743cm" svg:y="1.761cm" svg:viewBox="0 0 73 111" draw:points="0,111 73,111 73,0 0,0">
          <text:p/>
        </draw:polygon>
        <draw:frame draw:style-name="gr3" draw:text-style-name="P4" draw:layer="layout" svg:width="0.098cm" svg:height="0.111cm" svg:x="0.034cm" svg:y="1.758cm">
          <draw:text-box>
            <text:p text:style-name="P3"><text:span text:style-name="T1">D</text:span></text:p>
          </draw:text-box>
        </draw:frame>
        <draw:polygon draw:style-name="gr2" draw:text-style-name="P2" draw:layer="layout" svg:width="0.072cm" svg:height="0.11cm" svg:x="0.033cm" svg:y="5.016cm" svg:viewBox="0 0 73 111" draw:points="0,111 73,111 73,0 0,0">
          <text:p/>
        </draw:polygon>
        <draw:frame draw:style-name="gr3" draw:text-style-name="P4" draw:layer="layout" svg:width="0.098cm" svg:height="0.111cm" svg:x="20.746cm" svg:y="1.758cm">
          <draw:text-box>
            <text:p text:style-name="P3"><text:span text:style-name="T1">D</text:span></text:p>
          </draw:text-box>
        </draw:frame>
        <draw:polygon draw:style-name="gr2" draw:text-style-name="P2" draw:layer="layout" svg:width="0.072cm" svg:height="0.11cm" svg:x="20.743cm" svg:y="5.016cm" svg:viewBox="0 0 73 111" draw:points="0,111 73,111 73,0 0,0">
          <text:p/>
        </draw:polygon>
        <draw:frame draw:style-name="gr3" draw:text-style-name="P4" draw:layer="layout" svg:width="0.098cm" svg:height="0.111cm" svg:x="0.034cm" svg:y="5.014cm">
          <draw:text-box>
            <text:p text:style-name="P3"><text:span text:style-name="T1">C</text:span></text:p>
          </draw:text-box>
        </draw:frame>
        <draw:line draw:style-name="gr1" draw:text-style-name="P1" draw:layer="layout" svg:x1="0.135cm" svg:y1="3.39cm" svg:x2="0cm" svg:y2="3.39cm">
          <text:p/>
        </draw:line>
        <draw:line draw:style-name="gr1" draw:text-style-name="P1" draw:layer="layout" svg:x1="20.844cm" svg:y1="3.39cm" svg:x2="20.709cm" svg:y2="3.39cm">
          <text:p/>
        </draw:line>
        <draw:polygon draw:style-name="gr2" draw:text-style-name="P2" draw:layer="layout" svg:width="0.064cm" svg:height="0.11cm" svg:x="0.033cm" svg:y="8.276cm" svg:viewBox="0 0 65 111" draw:points="0,111 65,111 65,0 0,0">
          <text:p/>
        </draw:polygon>
        <draw:frame draw:style-name="gr3" draw:text-style-name="P4" draw:layer="layout" svg:width="0.098cm" svg:height="0.111cm" svg:x="20.746cm" svg:y="5.014cm">
          <draw:text-box>
            <text:p text:style-name="P3"><text:span text:style-name="T1">C</text:span></text:p>
          </draw:text-box>
        </draw:frame>
        <draw:polygon draw:style-name="gr2" draw:text-style-name="P2" draw:layer="layout" svg:width="0.063cm" svg:height="0.11cm" svg:x="20.743cm" svg:y="8.276cm" svg:viewBox="0 0 64 111" draw:points="0,111 64,111 64,0 0,0">
          <text:p/>
        </draw:polygon>
        <draw:frame draw:style-name="gr3" draw:text-style-name="P4" draw:layer="layout" svg:width="0.098cm" svg:height="0.111cm" svg:x="0.034cm" svg:y="8.274cm">
          <draw:text-box>
            <text:p text:style-name="P3"><text:span text:style-name="T1">B</text:span></text:p>
          </draw:text-box>
        </draw:frame>
        <draw:line draw:style-name="gr1" draw:text-style-name="P1" draw:layer="layout" svg:x1="0.135cm" svg:y1="6.65cm" svg:x2="0cm" svg:y2="6.65cm">
          <text:p/>
        </draw:line>
        <draw:line draw:style-name="gr1" draw:text-style-name="P1" draw:layer="layout" svg:x1="20.844cm" svg:y1="6.65cm" svg:x2="20.709cm" svg:y2="6.65cm">
          <text:p/>
        </draw:line>
        <draw:polygon draw:style-name="gr4" draw:text-style-name="P5" draw:layer="layout" svg:width="0.068cm" svg:height="0.08cm" svg:x="0.067cm" svg:y="6.608cm" svg:viewBox="0 0 69 81" draw:points="69,42 0,0 0,81">
          <text:p/>
        </draw:polygon>
        <draw:polygon draw:style-name="gr4" draw:text-style-name="P5" draw:layer="layout" svg:width="0.068cm" svg:height="0.08cm" svg:x="20.709cm" svg:y="6.608cm" svg:viewBox="0 0 69 81" draw:points="0,42 69,0 69,81">
          <text:p/>
        </draw:polygon>
        <draw:polygon draw:style-name="gr2" draw:text-style-name="P2" draw:layer="layout" svg:width="0.064cm" svg:height="0.11cm" svg:x="0.033cm" svg:y="11.531cm" svg:viewBox="0 0 65 111" draw:points="0,111 65,111 65,0 0,0">
          <text:p/>
        </draw:polygon>
        <draw:frame draw:style-name="gr3" draw:text-style-name="P4" draw:layer="layout" svg:width="0.098cm" svg:height="0.111cm" svg:x="20.746cm" svg:y="8.274cm">
          <draw:text-box>
            <text:p text:style-name="P3"><text:span text:style-name="T1">B</text:span></text:p>
          </draw:text-box>
        </draw:frame>
        <draw:polygon draw:style-name="gr2" draw:text-style-name="P2" draw:layer="layout" svg:width="0.063cm" svg:height="0.11cm" svg:x="20.743cm" svg:y="11.531cm" svg:viewBox="0 0 64 111" draw:points="0,111 64,111 64,0 0,0">
          <text:p/>
        </draw:polygon>
        <draw:frame draw:style-name="gr3" draw:text-style-name="P4" draw:layer="layout" svg:width="0.098cm" svg:height="0.111cm" svg:x="0.034cm" svg:y="11.53cm">
          <draw:text-box>
            <text:p text:style-name="P3"><text:span text:style-name="T1">A</text:span></text:p>
          </draw:text-box>
        </draw:frame>
        <draw:line draw:style-name="gr1" draw:text-style-name="P1" draw:layer="layout" svg:x1="0.135cm" svg:y1="9.905cm" svg:x2="0cm" svg:y2="9.905cm">
          <text:p/>
        </draw:line>
        <draw:line draw:style-name="gr1" draw:text-style-name="P1" draw:layer="layout" svg:x1="20.844cm" svg:y1="9.905cm" svg:x2="20.709cm" svg:y2="9.905cm">
          <text:p/>
        </draw:line>
        <draw:frame draw:style-name="gr3" draw:text-style-name="P4" draw:layer="layout" svg:width="0.098cm" svg:height="0.111cm" svg:x="20.746cm" svg:y="11.53cm">
          <draw:text-box>
            <text:p text:style-name="P3"><text:span text:style-name="T1">A</text:span></text:p>
          </draw:text-box>
        </draw:frame>
        <draw:line draw:style-name="gr5" draw:text-style-name="P1" draw:layer="layout" svg:x1="4.525cm" svg:y1="3.289cm" svg:x2="3.975cm" svg:y2="3.289cm">
          <text:p/>
        </draw:line>
        <draw:polyline draw:style-name="gr5" draw:text-style-name="P1" draw:layer="layout" svg:width="0cm" svg:height="0cm" svg:x="3.975cm" svg:y="3.289cm" svg:viewBox="0 0 0 0" draw:points="0,0">
          <text:p/>
        </draw:polyline>
        <draw:line draw:style-name="gr5" draw:text-style-name="P1" draw:layer="layout" svg:x1="4.525cm" svg:y1="3.428cm" svg:x2="3.975cm" svg:y2="3.428cm">
          <text:p/>
        </draw:line>
        <draw:polyline draw:style-name="gr5" draw:text-style-name="P1" draw:layer="layout" svg:width="0cm" svg:height="0cm" svg:x="3.975cm" svg:y="3.428cm" svg:viewBox="0 0 0 0" draw:points="0,0">
          <text:p/>
        </draw:polyline>
        <draw:frame draw:style-name="gr6" draw:text-style-name="P6" draw:layer="layout" svg:width="0.159cm" svg:height="0.136cm" svg:x="4.14cm" svg:y="3.153cm">
          <draw:text-box>
            <text:p text:style-name="P3"><text:span text:style-name="T2">CS</text:span></text:p>
          </draw:text-box>
        </draw:frame>
        <draw:line draw:style-name="gr5" draw:text-style-name="P1" draw:layer="layout" svg:x1="4.525cm" svg:y1="3.564cm" svg:x2="3.975cm" svg:y2="3.564cm">
          <text:p/>
        </draw:line>
        <draw:polyline draw:style-name="gr5" draw:text-style-name="P1" draw:layer="layout" svg:width="0cm" svg:height="0cm" svg:x="3.975cm" svg:y="3.564cm" svg:viewBox="0 0 0 0" draw:points="0,0">
          <text:p/>
        </draw:polyline>
        <draw:frame draw:style-name="gr6" draw:text-style-name="P6" draw:layer="layout" svg:width="0.163cm" svg:height="0.136cm" svg:x="4.14cm" svg:y="3.293cm">
          <draw:text-box>
            <text:p text:style-name="P3"><text:span text:style-name="T2">D</text:span><text:span text:style-name="T2">C</text:span></text:p>
          </draw:text-box>
        </draw:frame>
        <draw:line draw:style-name="gr5" draw:text-style-name="P1" draw:layer="layout" svg:x1="4.525cm" svg:y1="3.699cm" svg:x2="3.975cm" svg:y2="3.699cm">
          <text:p/>
        </draw:line>
        <draw:polyline draw:style-name="gr5" draw:text-style-name="P1" draw:layer="layout" svg:width="0cm" svg:height="0cm" svg:x="3.975cm" svg:y="3.699cm" svg:viewBox="0 0 0 0" draw:points="0,0">
          <text:p/>
        </draw:polyline>
        <draw:frame draw:style-name="gr6" draw:text-style-name="P6" draw:layer="layout" svg:width="0.235cm" svg:height="0.136cm" svg:x="4.14cm" svg:y="3.428cm">
          <draw:text-box>
            <text:p text:style-name="P3"><text:span text:style-name="T2">RE</text:span><text:span text:style-name="T2">S</text:span></text:p>
          </draw:text-box>
        </draw:frame>
        <draw:line draw:style-name="gr5" draw:text-style-name="P1" draw:layer="layout" svg:x1="4.525cm" svg:y1="3.839cm" svg:x2="3.975cm" svg:y2="3.839cm">
          <text:p/>
        </draw:line>
        <draw:polyline draw:style-name="gr5" draw:text-style-name="P1" draw:layer="layout" svg:width="0cm" svg:height="0cm" svg:x="3.975cm" svg:y="3.839cm" svg:viewBox="0 0 0 0" draw:points="0,0">
          <text:p/>
        </draw:polyline>
        <draw:frame draw:style-name="gr6" draw:text-style-name="P6" draw:layer="layout" svg:width="0.235cm" svg:height="0.136cm" svg:x="4.14cm" svg:y="3.563cm">
          <draw:text-box>
            <text:p text:style-name="P3"><text:span text:style-name="T2">S</text:span><text:span text:style-name="T2">D</text:span><text:span text:style-name="T2">A</text:span></text:p>
          </draw:text-box>
        </draw:frame>
        <draw:line draw:style-name="gr5" draw:text-style-name="P1" draw:layer="layout" svg:x1="4.525cm" svg:y1="3.975cm" svg:x2="3.975cm" svg:y2="3.975cm">
          <text:p/>
        </draw:line>
        <draw:polyline draw:style-name="gr5" draw:text-style-name="P1" draw:layer="layout" svg:width="0cm" svg:height="0cm" svg:x="3.975cm" svg:y="3.975cm" svg:viewBox="0 0 0 0" draw:points="0,0">
          <text:p/>
        </draw:polyline>
        <draw:frame draw:style-name="gr6" draw:text-style-name="P6" draw:layer="layout" svg:width="0.222cm" svg:height="0.136cm" svg:x="4.14cm" svg:y="3.703cm">
          <draw:text-box>
            <text:p text:style-name="P3"><text:span text:style-name="T2">S</text:span><text:span text:style-name="T2">C</text:span><text:span text:style-name="T2">L</text:span></text:p>
          </draw:text-box>
        </draw:frame>
        <draw:line draw:style-name="gr5" draw:text-style-name="P1" draw:layer="layout" svg:x1="4.525cm" svg:y1="4.114cm" svg:x2="3.975cm" svg:y2="4.114cm">
          <text:p/>
        </draw:line>
        <draw:polyline draw:style-name="gr5" draw:text-style-name="P1" draw:layer="layout" svg:width="0cm" svg:height="0cm" svg:x="3.975cm" svg:y="4.114cm" svg:viewBox="0 0 0 0" draw:points="0,0">
          <text:p/>
        </draw:polyline>
        <draw:frame draw:style-name="gr6" draw:text-style-name="P6" draw:layer="layout" svg:width="0.239cm" svg:height="0.136cm" svg:x="4.14cm" svg:y="3.839cm">
          <draw:text-box>
            <text:p text:style-name="P3"><text:span text:style-name="T2">V</text:span><text:span text:style-name="T2">C</text:span><text:span text:style-name="T2">C</text:span></text:p>
          </draw:text-box>
        </draw:frame>
        <draw:line draw:style-name="gr5" draw:text-style-name="P1" draw:layer="layout" svg:x1="16.044cm" svg:y1="6.172cm" svg:x2="16.044cm" svg:y2="5.897cm">
          <text:p/>
        </draw:line>
        <draw:polyline draw:style-name="gr5" draw:text-style-name="P1" draw:layer="layout" svg:width="0cm" svg:height="0cm" svg:x="16.044cm" svg:y="5.897cm" svg:viewBox="0 0 0 0" draw:points="0,0">
          <text:p/>
        </draw:polyline>
        <draw:line draw:style-name="gr5" draw:text-style-name="P1" draw:layer="layout" svg:x1="13.301cm" svg:y1="6.857cm" svg:x2="13.301cm" svg:y2="5.897cm">
          <text:p/>
        </draw:line>
        <draw:polyline draw:style-name="gr5" draw:text-style-name="P1" draw:layer="layout" svg:width="0cm" svg:height="0cm" svg:x="13.301cm" svg:y="5.897cm" svg:viewBox="0 0 0 0" draw:points="0,0">
          <text:p/>
        </draw:polyline>
        <draw:frame draw:style-name="gr6" draw:text-style-name="P6" draw:layer="layout" svg:width="0.252cm" svg:height="0.136cm" svg:x="4.14cm" svg:y="3.978cm">
          <draw:text-box>
            <text:p text:style-name="P3"><text:span text:style-name="T2">G</text:span><text:span text:style-name="T2">N</text:span><text:span text:style-name="T2">D</text:span></text:p>
          </draw:text-box>
        </draw:frame>
        <draw:line draw:style-name="gr5" draw:text-style-name="P1" draw:layer="layout" svg:x1="13.851cm" svg:y1="6.857cm" svg:x2="13.851cm" svg:y2="5.897cm">
          <text:p/>
        </draw:line>
        <draw:polyline draw:style-name="gr5" draw:text-style-name="P1" draw:layer="layout" svg:width="0cm" svg:height="0cm" svg:x="13.851cm" svg:y="5.897cm" svg:viewBox="0 0 0 0" draw:points="0,0">
          <text:p/>
        </draw:polyline>
        <draw:frame draw:style-name="gr7" draw:text-style-name="P7" draw:layer="layout" svg:width="0.252cm" svg:height="0.128cm" draw:transform="rotate (1.5707963267949) translate (13.17cm 6.833cm)">
          <draw:text-box>
            <text:p text:style-name="P3"><text:span text:style-name="T3">S</text:span><text:span text:style-name="T3">D</text:span><text:span text:style-name="T3">A</text:span></text:p>
          </draw:text-box>
        </draw:frame>
        <draw:line draw:style-name="gr5" draw:text-style-name="P1" draw:layer="layout" svg:x1="15.223cm" svg:y1="6.032cm" svg:x2="15.223cm" svg:y2="5.897cm">
          <text:p/>
        </draw:line>
        <draw:polyline draw:style-name="gr5" draw:text-style-name="P1" draw:layer="layout" svg:width="0cm" svg:height="0cm" svg:x="15.223cm" svg:y="5.897cm" svg:viewBox="0 0 0 0" draw:points="0,0">
          <text:p/>
        </draw:polyline>
        <draw:frame draw:style-name="gr7" draw:text-style-name="P7" draw:layer="layout" svg:width="0.18cm" svg:height="0.128cm" draw:transform="rotate (1.5707963267949) translate (13.721cm 6.833cm)">
          <draw:text-box>
            <text:p text:style-name="P3"><text:span text:style-name="T3">D</text:span><text:span text:style-name="T3">C</text:span></text:p>
          </draw:text-box>
        </draw:frame>
        <draw:line draw:style-name="gr5" draw:text-style-name="P1" draw:layer="layout" svg:x1="15.498cm" svg:y1="6.857cm" svg:x2="15.498cm" svg:y2="5.897cm">
          <text:p/>
        </draw:line>
        <draw:polyline draw:style-name="gr5" draw:text-style-name="P1" draw:layer="layout" svg:width="0cm" svg:height="0cm" svg:x="15.498cm" svg:y="5.897cm" svg:viewBox="0 0 0 0" draw:points="0,0">
          <text:p/>
        </draw:polyline>
        <draw:frame draw:style-name="gr7" draw:text-style-name="P7" draw:layer="layout" svg:width="0.26cm" svg:height="0.128cm" draw:transform="rotate (1.5707963267949) translate (15.092cm 6.007cm)">
          <draw:text-box>
            <text:p text:style-name="P3"><text:span text:style-name="T3">V</text:span><text:span text:style-name="T3">C</text:span><text:span text:style-name="T3">C</text:span></text:p>
          </draw:text-box>
        </draw:frame>
        <draw:line draw:style-name="gr5" draw:text-style-name="P1" draw:layer="layout" svg:x1="14.126cm" svg:y1="6.857cm" svg:x2="14.126cm" svg:y2="5.897cm">
          <text:p/>
        </draw:line>
        <draw:polyline draw:style-name="gr5" draw:text-style-name="P1" draw:layer="layout" svg:width="0cm" svg:height="0cm" svg:x="14.126cm" svg:y="5.897cm" svg:viewBox="0 0 0 0" draw:points="0,0">
          <text:p/>
        </draw:polyline>
        <draw:frame draw:style-name="gr7" draw:text-style-name="P7" draw:layer="layout" svg:width="0.32cm" svg:height="0.128cm" draw:transform="rotate (1.5707963267949) translate (15.367cm 6.833cm)">
          <draw:text-box>
            <text:p text:style-name="P3"><text:span text:style-name="T3">L</text:span><text:span text:style-name="T3">E</text:span><text:span text:style-name="T3">D</text:span><text:span text:style-name="T3">K</text:span></text:p>
          </draw:text-box>
        </draw:frame>
        <draw:line draw:style-name="gr5" draw:text-style-name="P1" draw:layer="layout" svg:x1="14.401cm" svg:y1="6.857cm" svg:x2="14.401cm" svg:y2="5.897cm">
          <text:p/>
        </draw:line>
        <draw:polyline draw:style-name="gr5" draw:text-style-name="P1" draw:layer="layout" svg:width="0cm" svg:height="0cm" svg:x="14.401cm" svg:y="5.897cm" svg:viewBox="0 0 0 0" draw:points="0,0">
          <text:p/>
        </draw:polyline>
        <draw:frame draw:style-name="gr7" draw:text-style-name="P7" draw:layer="layout" svg:width="0.252cm" svg:height="0.128cm" draw:transform="rotate (1.5707963267949) translate (13.996cm 6.833cm)">
          <draw:text-box>
            <text:p text:style-name="P3"><text:span text:style-name="T3">R</text:span><text:span text:style-name="T3">E</text:span><text:span text:style-name="T3">S</text:span></text:p>
          </draw:text-box>
        </draw:frame>
        <draw:line draw:style-name="gr5" draw:text-style-name="P1" draw:layer="layout" svg:x1="14.672cm" svg:y1="6.857cm" svg:x2="14.672cm" svg:y2="5.897cm">
          <text:p/>
        </draw:line>
        <draw:polyline draw:style-name="gr5" draw:text-style-name="P1" draw:layer="layout" svg:width="0cm" svg:height="0cm" svg:x="14.672cm" svg:y="5.897cm" svg:viewBox="0 0 0 0" draw:points="0,0">
          <text:p/>
        </draw:polyline>
        <draw:frame draw:style-name="gr7" draw:text-style-name="P7" draw:layer="layout" svg:width="0.171cm" svg:height="0.128cm" draw:transform="rotate (1.5707963267949) translate (14.271cm 6.833cm)">
          <draw:text-box>
            <text:p text:style-name="P3"><text:span text:style-name="T3">C</text:span><text:span text:style-name="T3">S</text:span></text:p>
          </draw:text-box>
        </draw:frame>
        <draw:line draw:style-name="gr5" draw:text-style-name="P1" draw:layer="layout" svg:x1="15.773cm" svg:y1="6.857cm" svg:x2="15.773cm" svg:y2="5.897cm">
          <text:p/>
        </draw:line>
        <draw:polyline draw:style-name="gr5" draw:text-style-name="P1" draw:layer="layout" svg:width="0cm" svg:height="0cm" svg:x="15.773cm" svg:y="5.897cm" svg:viewBox="0 0 0 0" draw:points="0,0">
          <text:p/>
        </draw:polyline>
        <draw:frame draw:style-name="gr7" draw:text-style-name="P7" draw:layer="layout" svg:width="0.277cm" svg:height="0.128cm" draw:transform="rotate (1.5707963267949) translate (14.542cm 6.833cm)">
          <draw:text-box>
            <text:p text:style-name="P3"><text:span text:style-name="T3">G</text:span><text:span text:style-name="T3">N</text:span><text:span text:style-name="T3">D</text:span></text:p>
          </draw:text-box>
        </draw:frame>
        <draw:line draw:style-name="gr5" draw:text-style-name="P1" draw:layer="layout" svg:x1="13.576cm" svg:y1="6.857cm" svg:x2="13.576cm" svg:y2="5.897cm">
          <text:p/>
        </draw:line>
        <draw:polyline draw:style-name="gr5" draw:text-style-name="P1" draw:layer="layout" svg:width="0cm" svg:height="0cm" svg:x="13.576cm" svg:y="5.897cm" svg:viewBox="0 0 0 0" draw:points="0,0">
          <text:p/>
        </draw:polyline>
        <draw:frame draw:style-name="gr7" draw:text-style-name="P7" draw:layer="layout" svg:width="0.26cm" svg:height="0.128cm" draw:transform="rotate (1.5707963267949) translate (15.642cm 6.833cm)">
          <draw:text-box>
            <text:p text:style-name="P3"><text:span text:style-name="T3">VC</text:span><text:span text:style-name="T3">C</text:span></text:p>
          </draw:text-box>
        </draw:frame>
        <draw:line draw:style-name="gr5" draw:text-style-name="P1" draw:layer="layout" svg:x1="4.525cm" svg:y1="3.153cm" svg:x2="3.975cm" svg:y2="3.153cm">
          <text:p/>
        </draw:line>
        <draw:polyline draw:style-name="gr5" draw:text-style-name="P1" draw:layer="layout" svg:width="0cm" svg:height="0cm" svg:x="3.975cm" svg:y="3.153cm" svg:viewBox="0 0 0 0" draw:points="0,0">
          <text:p/>
        </draw:polyline>
        <draw:frame draw:style-name="gr7" draw:text-style-name="P7" draw:layer="layout" svg:width="0.239cm" svg:height="0.128cm" draw:transform="rotate (1.5707963267949) translate (13.445cm 6.833cm)">
          <draw:text-box>
            <text:p text:style-name="P3"><text:span text:style-name="T3">SCL</text:span></text:p>
          </draw:text-box>
        </draw:frame>
        <draw:line draw:style-name="gr5" draw:text-style-name="P1" draw:layer="layout" svg:x1="15.223cm" svg:y1="6.718cm" svg:x2="15.223cm" svg:y2="6.443cm">
          <text:p/>
        </draw:line>
        <draw:polyline draw:style-name="gr5" draw:text-style-name="P1" draw:layer="layout" svg:width="0cm" svg:height="0cm" svg:x="15.223cm" svg:y="6.443cm" svg:viewBox="0 0 0 0" draw:points="0,0">
          <text:p/>
        </draw:polyline>
        <draw:line draw:style-name="gr5" draw:text-style-name="P1" draw:layer="layout" svg:x1="7.404cm" svg:y1="6.718cm" svg:x2="6.443cm" svg:y2="6.718cm">
          <text:p/>
        </draw:line>
        <draw:polyline draw:style-name="gr5" draw:text-style-name="P1" draw:layer="layout" svg:width="0cm" svg:height="0cm" svg:x="6.443cm" svg:y="6.718cm" svg:viewBox="0 0 0 0" draw:points="0,0">
          <text:p/>
        </draw:polyline>
        <draw:frame draw:style-name="gr6" draw:text-style-name="P6" draw:layer="layout" svg:width="0.218cm" svg:height="0.136cm" svg:x="4.14cm" svg:y="3.017cm">
          <draw:text-box>
            <text:p text:style-name="P3"><text:span text:style-name="T2">BLK</text:span></text:p>
          </draw:text-box>
        </draw:frame>
        <draw:line draw:style-name="gr5" draw:text-style-name="P1" draw:layer="layout" svg:x1="5.757cm" svg:y1="6.718cm" svg:x2="5.211cm" svg:y2="6.718cm">
          <text:p/>
        </draw:line>
        <draw:polyline draw:style-name="gr5" draw:text-style-name="P1" draw:layer="layout" svg:width="0cm" svg:height="0cm" svg:x="5.211cm" svg:y="6.718cm" svg:viewBox="0 0 0 0" draw:points="0,0">
          <text:p/>
        </draw:polyline>
        <draw:line draw:style-name="gr5" draw:text-style-name="P1" draw:layer="layout" svg:x1="3.429cm" svg:y1="7.268cm" svg:x2="3.153cm" svg:y2="7.268cm">
          <text:p/>
        </draw:line>
        <draw:polyline draw:style-name="gr5" draw:text-style-name="P1" draw:layer="layout" svg:width="0cm" svg:height="0cm" svg:x="3.153cm" svg:y="7.268cm" svg:viewBox="0 0 0 0" draw:points="0,0">
          <text:p/>
        </draw:polyline>
        <draw:frame draw:style-name="gr6" draw:text-style-name="P6" draw:layer="layout" svg:width="0.298cm" svg:height="0.136cm" svg:x="7.018cm" svg:y="6.582cm">
          <draw:text-box>
            <text:p text:style-name="P3"><text:span text:style-name="T2">LEDK</text:span></text:p>
          </draw:text-box>
        </draw:frame>
        <draw:line draw:style-name="gr5" draw:text-style-name="P1" draw:layer="layout" svg:x1="4.385cm" svg:y1="7.268cm" svg:x2="4.114cm" svg:y2="7.268cm">
          <text:p/>
        </draw:line>
        <draw:polyline draw:style-name="gr5" draw:text-style-name="P1" draw:layer="layout" svg:width="0cm" svg:height="0cm" svg:x="4.114cm" svg:y="7.268cm" svg:viewBox="0 0 0 0" draw:points="0,0">
          <text:p/>
        </draw:polyline>
        <draw:line draw:style-name="gr5" draw:text-style-name="P1" draw:layer="layout" svg:x1="4.385cm" svg:y1="7.404cm" svg:x2="4.385cm" svg:y2="7.268cm">
          <text:p/>
        </draw:line>
        <draw:polyline draw:style-name="gr5" draw:text-style-name="P1" draw:layer="layout" svg:width="0cm" svg:height="0cm" svg:x="4.385cm" svg:y="7.268cm" svg:viewBox="0 0 0 0" draw:points="0,0">
          <text:p/>
        </draw:polyline>
        <draw:line draw:style-name="gr5" draw:text-style-name="P1" draw:layer="layout" svg:x1="4.525cm" svg:y1="7.268cm" svg:x2="4.385cm" svg:y2="7.268cm">
          <text:p/>
        </draw:line>
        <draw:polyline draw:style-name="gr5" draw:text-style-name="P1" draw:layer="layout" svg:width="0cm" svg:height="0cm" svg:x="4.385cm" svg:y="7.268cm" svg:viewBox="0 0 0 0" draw:points="0,0">
          <text:p/>
        </draw:polyline>
        <draw:path draw:style-name="gr8" draw:text-style-name="P8" draw:layer="layout" svg:width="0.051cm" svg:height="0.051cm" svg:x="4.36cm" svg:y="7.238cm" svg:viewBox="0 0 52 52" svg:d="M52 26c0-14-11-26-26-26s-26 12-26 26c0 15 11 26 26 26s26-11 26-26z">
          <text:p/>
        </draw:path>
        <draw:line draw:style-name="gr5" draw:text-style-name="P1" draw:layer="layout" svg:x1="4.385cm" svg:y1="8.229cm" svg:x2="4.385cm" svg:y2="8.089cm">
          <text:p/>
        </draw:line>
        <draw:polyline draw:style-name="gr5" draw:text-style-name="P1" draw:layer="layout" svg:width="0cm" svg:height="0cm" svg:x="4.385cm" svg:y="8.089cm" svg:viewBox="0 0 0 0" draw:points="0,0">
          <text:p/>
        </draw:polyline>
        <draw:line draw:style-name="gr5" draw:text-style-name="P1" draw:layer="layout" svg:x1="5.211cm" svg:y1="8.5cm" svg:x2="5.211cm" svg:y2="7.814cm">
          <text:p/>
        </draw:line>
        <draw:polyline draw:style-name="gr5" draw:text-style-name="P1" draw:layer="layout" svg:width="0cm" svg:height="0cm" svg:x="5.211cm" svg:y="7.814cm" svg:viewBox="0 0 0 0" draw:points="0,0">
          <text:p/>
        </draw:polyline>
        <draw:line draw:style-name="gr5" draw:text-style-name="P1" draw:layer="layout" svg:x1="4.385cm" svg:y1="8.229cm" svg:x2="3.153cm" svg:y2="8.229cm">
          <text:p/>
        </draw:line>
        <draw:polyline draw:style-name="gr5" draw:text-style-name="P1" draw:layer="layout" svg:width="0cm" svg:height="0cm" svg:x="3.153cm" svg:y="8.229cm" svg:viewBox="0 0 0 0" draw:points="0,0">
          <text:p/>
        </draw:polyline>
        <draw:frame draw:style-name="gr6" draw:text-style-name="P6" draw:layer="layout" svg:width="0.218cm" svg:height="0.136cm" svg:x="3.179cm" svg:y="7.132cm">
          <draw:text-box>
            <text:p text:style-name="P3"><text:span text:style-name="T2">B</text:span><text:span text:style-name="T2">L</text:span><text:span text:style-name="T2">K</text:span></text:p>
          </draw:text-box>
        </draw:frame>
        <draw:line draw:style-name="gr9" draw:text-style-name="P1" draw:layer="layout" svg:x1="15.908cm" svg:y1="6.172cm" svg:x2="16.184cm" svg:y2="6.172cm">
          <text:p/>
        </draw:line>
        <draw:polyline draw:style-name="gr9" draw:text-style-name="P1" draw:layer="layout" svg:width="0cm" svg:height="0cm" svg:x="16.184cm" svg:y="6.172cm" svg:viewBox="0 0 0 0" draw:points="0,0">
          <text:p/>
        </draw:polyline>
        <draw:line draw:style-name="gr9" draw:text-style-name="P1" draw:layer="layout" svg:x1="15.951cm" svg:y1="6.21cm" svg:x2="16.141cm" svg:y2="6.21cm">
          <text:p/>
        </draw:line>
        <draw:polyline draw:style-name="gr9" draw:text-style-name="P1" draw:layer="layout" svg:width="0cm" svg:height="0cm" svg:x="16.141cm" svg:y="6.21cm" svg:viewBox="0 0 0 0" draw:points="0,0">
          <text:p/>
        </draw:polyline>
        <draw:line draw:style-name="gr9" draw:text-style-name="P1" draw:layer="layout" svg:x1="16.099cm" svg:y1="6.252cm" svg:x2="15.989cm" svg:y2="6.252cm">
          <text:p/>
        </draw:line>
        <draw:polyline draw:style-name="gr9" draw:text-style-name="P1" draw:layer="layout" svg:width="0cm" svg:height="0cm" svg:x="15.989cm" svg:y="6.252cm" svg:viewBox="0 0 0 0" draw:points="0,0">
          <text:p/>
        </draw:polyline>
        <draw:line draw:style-name="gr9" draw:text-style-name="P1" draw:layer="layout" svg:x1="16.031cm" svg:y1="6.294cm" svg:x2="16.061cm" svg:y2="6.294cm">
          <text:p/>
        </draw:line>
        <draw:polyline draw:style-name="gr9" draw:text-style-name="P1" draw:layer="layout" svg:width="0cm" svg:height="0cm" svg:x="16.061cm" svg:y="6.294cm" svg:viewBox="0 0 0 0" draw:points="0,0">
          <text:p/>
        </draw:polyline>
        <draw:line draw:style-name="gr9" draw:text-style-name="P1" draw:layer="layout" svg:x1="15.087cm" svg:y1="6.718cm" svg:x2="15.358cm" svg:y2="6.718cm">
          <text:p/>
        </draw:line>
        <draw:polyline draw:style-name="gr9" draw:text-style-name="P1" draw:layer="layout" svg:width="0cm" svg:height="0cm" svg:x="15.358cm" svg:y="6.718cm" svg:viewBox="0 0 0 0" draw:points="0,0">
          <text:p/>
        </draw:polyline>
        <draw:line draw:style-name="gr9" draw:text-style-name="P1" draw:layer="layout" svg:x1="15.125cm" svg:y1="6.76cm" svg:x2="15.32cm" svg:y2="6.76cm">
          <text:p/>
        </draw:line>
        <draw:polyline draw:style-name="gr9" draw:text-style-name="P1" draw:layer="layout" svg:width="0cm" svg:height="0cm" svg:x="15.32cm" svg:y="6.76cm" svg:viewBox="0 0 0 0" draw:points="0,0">
          <text:p/>
        </draw:polyline>
        <draw:line draw:style-name="gr9" draw:text-style-name="P1" draw:layer="layout" svg:x1="15.278cm" svg:y1="6.802cm" svg:x2="15.168cm" svg:y2="6.802cm">
          <text:p/>
        </draw:line>
        <draw:polyline draw:style-name="gr9" draw:text-style-name="P1" draw:layer="layout" svg:width="0cm" svg:height="0cm" svg:x="15.168cm" svg:y="6.802cm" svg:viewBox="0 0 0 0" draw:points="0,0">
          <text:p/>
        </draw:polyline>
        <draw:line draw:style-name="gr9" draw:text-style-name="P1" draw:layer="layout" svg:x1="15.21cm" svg:y1="6.841cm" svg:x2="15.235cm" svg:y2="6.841cm">
          <text:p/>
        </draw:line>
        <draw:polyline draw:style-name="gr9" draw:text-style-name="P1" draw:layer="layout" svg:width="0cm" svg:height="0cm" svg:x="15.235cm" svg:y="6.841cm" svg:viewBox="0 0 0 0" draw:points="0,0">
          <text:p/>
        </draw:polyline>
        <draw:line draw:style-name="gr9" draw:text-style-name="P1" draw:layer="layout" svg:x1="5.071cm" svg:y1="8.5cm" svg:x2="5.346cm" svg:y2="8.5cm">
          <text:p/>
        </draw:line>
        <draw:polyline draw:style-name="gr9" draw:text-style-name="P1" draw:layer="layout" svg:width="0cm" svg:height="0cm" svg:x="5.346cm" svg:y="8.5cm" svg:viewBox="0 0 0 0" draw:points="0,0">
          <text:p/>
        </draw:polyline>
        <draw:line draw:style-name="gr9" draw:text-style-name="P1" draw:layer="layout" svg:x1="5.113cm" svg:y1="8.542cm" svg:x2="5.304cm" svg:y2="8.542cm">
          <text:p/>
        </draw:line>
        <draw:polyline draw:style-name="gr9" draw:text-style-name="P1" draw:layer="layout" svg:width="0cm" svg:height="0cm" svg:x="5.304cm" svg:y="8.542cm" svg:viewBox="0 0 0 0" draw:points="0,0">
          <text:p/>
        </draw:polyline>
        <draw:line draw:style-name="gr9" draw:text-style-name="P1" draw:layer="layout" svg:x1="5.266cm" svg:y1="8.585cm" svg:x2="5.156cm" svg:y2="8.585cm">
          <text:p/>
        </draw:line>
        <draw:polyline draw:style-name="gr9" draw:text-style-name="P1" draw:layer="layout" svg:width="0cm" svg:height="0cm" svg:x="5.156cm" svg:y="8.585cm" svg:viewBox="0 0 0 0" draw:points="0,0">
          <text:p/>
        </draw:polyline>
        <draw:line draw:style-name="gr9" draw:text-style-name="P1" draw:layer="layout" svg:x1="5.198cm" svg:y1="8.627cm" svg:x2="5.223cm" svg:y2="8.627cm">
          <text:p/>
        </draw:line>
        <draw:polyline draw:style-name="gr9" draw:text-style-name="P1" draw:layer="layout" svg:width="0cm" svg:height="0cm" svg:x="5.223cm" svg:y="8.627cm" svg:viewBox="0 0 0 0" draw:points="0,0">
          <text:p/>
        </draw:polyline>
        <draw:frame draw:style-name="gr6" draw:text-style-name="P6" draw:layer="layout" svg:width="0.239cm" svg:height="0.136cm" svg:x="3.179cm" svg:y="8.093cm">
          <draw:text-box>
            <text:p text:style-name="P3"><text:span text:style-name="T2">V</text:span><text:span text:style-name="T2">C</text:span><text:span text:style-name="T2">C</text:span></text:p>
          </draw:text-box>
        </draw:frame>
        <draw:frame draw:style-name="gr6" draw:text-style-name="P6" draw:layer="layout" svg:width="0.218cm" svg:height="0.136cm" svg:x="15.772cm" svg:y="12.208cm">
          <draw:text-box>
            <text:p text:style-name="P3"><text:span text:style-name="T4">Ti</text:span><text:span text:style-name="T4">tl</text:span><text:span text:style-name="T4">e</text:span></text:p>
          </draw:text-box>
        </draw:frame>
        <draw:frame draw:style-name="gr6" draw:text-style-name="P6" draw:layer="layout" svg:width="0.226cm" svg:height="0.136cm" svg:x="15.772cm" svg:y="12.618cm">
          <draw:text-box>
            <text:p text:style-name="P3"><text:span text:style-name="T4">S</text:span><text:span text:style-name="T4">i</text:span><text:span text:style-name="T4">z</text:span><text:span text:style-name="T4">e</text:span></text:p>
          </draw:text-box>
        </draw:frame>
        <draw:frame draw:style-name="gr6" draw:text-style-name="P6" draw:layer="layout" svg:width="0.959cm" svg:height="0.136cm" svg:x="16.318cm" svg:y="12.618cm">
          <draw:text-box>
            <text:p text:style-name="P3"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/text:p>
          </draw:text-box>
        </draw:frame>
        <draw:frame draw:style-name="gr6" draw:text-style-name="P6" draw:layer="layout" svg:width="0.205cm" svg:height="0.136cm" svg:x="20.297cm" svg:y="12.618cm">
          <draw:text-box>
            <text:p text:style-name="P3"><text:span text:style-name="T4">R</text:span><text:span text:style-name="T4">e</text:span><text:span text:style-name="T4">v</text:span></text:p>
          </draw:text-box>
        </draw:frame>
        <draw:frame draw:style-name="gr6" draw:text-style-name="P6" draw:layer="layout" svg:width="0.277cm" svg:height="0.136cm" svg:x="15.772cm" svg:y="13.033cm">
          <draw:text-box>
            <text:p text:style-name="P3"><text:span text:style-name="T4">D</text:span><text:span text:style-name="T4">a</text:span><text:span text:style-name="T4">t</text:span><text:span text:style-name="T4">e</text:span><text:span text:style-name="T4">:</text:span></text:p>
          </draw:text-box>
        </draw:frame>
        <draw:polygon draw:style-name="gr10" draw:text-style-name="P1" draw:layer="layout" svg:width="4.936cm" svg:height="0.275cm" svg:x="15.773cm" svg:y="11.929cm" svg:viewBox="0 0 4937 276" draw:points="4937,0 0,0 0,276 4937,276">
          <text:p/>
        </draw:polygon>
        <draw:polygon draw:style-name="gr10" draw:text-style-name="P1" draw:layer="layout" svg:width="4.936cm" svg:height="0.411cm" svg:x="15.773cm" svg:y="12.204cm" svg:viewBox="0 0 4937 412" draw:points="4937,0 0,0 0,412 4937,412">
          <text:p/>
        </draw:polygon>
        <draw:polygon draw:style-name="gr10" draw:text-style-name="P1" draw:layer="layout" svg:width="0.411cm" svg:height="0.415cm" svg:x="15.773cm" svg:y="12.615cm" svg:viewBox="0 0 412 416" draw:points="412,0 0,0 0,416 412,416">
          <text:p/>
        </draw:polygon>
        <draw:polygon draw:style-name="gr10" draw:text-style-name="P1" draw:layer="layout" svg:width="4.114cm" svg:height="0.415cm" svg:x="16.184cm" svg:y="12.615cm" svg:viewBox="0 0 4115 416" draw:points="4115,0 0,0 0,416 4115,416">
          <text:p/>
        </draw:polygon>
        <draw:polygon draw:style-name="gr10" draw:text-style-name="P1" draw:layer="layout" svg:width="0.411cm" svg:height="0.415cm" svg:x="20.298cm" svg:y="12.615cm" svg:viewBox="0 0 412 416" draw:points="412,0 0,0 0,416 412,416">
          <text:p/>
        </draw:polygon>
        <draw:polygon draw:style-name="gr10" draw:text-style-name="P1" draw:layer="layout" svg:width="2.743cm" svg:height="0.135cm" svg:x="15.773cm" svg:y="13.03cm" svg:viewBox="0 0 2744 136" draw:points="2744,0 0,0 0,136 2744,136">
          <text:p/>
        </draw:polygon>
        <draw:polygon draw:style-name="gr10" draw:text-style-name="P1" draw:layer="layout" svg:width="2.193cm" svg:height="0.135cm" svg:x="18.516cm" svg:y="13.03cm" svg:viewBox="0 0 2194 136" draw:points="2194,0 0,0 0,136 2194,136">
          <text:p/>
        </draw:polygon>
        <draw:frame draw:style-name="gr6" draw:text-style-name="P6" draw:layer="layout" svg:width="0.303cm" svg:height="0.136cm" svg:x="18.515cm" svg:y="13.033cm">
          <draw:text-box>
            <text:p text:style-name="P3"><text:span text:style-name="T4">S</text:span><text:span text:style-name="T4">h</text:span><text:span text:style-name="T4">e</text:span><text:span text:style-name="T4">e</text:span><text:span text:style-name="T4">t</text:span></text:p>
          </draw:text-box>
        </draw:frame>
        <draw:frame draw:style-name="gr6" draw:text-style-name="P6" draw:layer="layout" svg:width="0.114cm" svg:height="0.136cm" svg:x="19.611cm" svg:y="13.033cm">
          <draw:text-box>
            <text:p text:style-name="P3"><text:span text:style-name="T4">o</text:span><text:span text:style-name="T4">f</text:span></text:p>
          </draw:text-box>
        </draw:frame>
        <draw:frame draw:style-name="gr6" draw:text-style-name="P6" draw:layer="layout" svg:width="0.341cm" svg:height="0.136cm" svg:x="16.318cm" svg:y="12.758cm">
          <draw:text-box>
            <text:p text:style-name="P3"><text:span text:style-name="T4">&lt;</text:span><text:span text:style-name="T4">D</text:span><text:span text:style-name="T4">o</text:span><text:span text:style-name="T4">c</text:span><text:span text:style-name="T4">&gt;</text:span></text:p>
          </draw:text-box>
        </draw:frame>
        <draw:frame draw:style-name="gr6" draw:text-style-name="P6" draw:layer="layout" svg:width="0.273cm" svg:height="0.136cm" svg:x="20.297cm" svg:y="12.758cm">
          <draw:text-box>
            <text:p text:style-name="P3"><text:span text:style-name="T4">V </text:span><text:span text:style-name="T4">1</text:span><text:span text:style-name="T4">.</text:span><text:span text:style-name="T4">0</text:span></text:p>
          </draw:text-box>
        </draw:frame>
        <draw:frame draw:style-name="gr6" draw:text-style-name="P6" draw:layer="layout" svg:width="0.667cm" svg:height="0.136cm" svg:x="16.318cm" svg:y="12.348cm">
          <draw:text-box>
            <text:p text:style-name="P3"><text:span text:style-name="T4">0</text:span><text:span text:style-name="T4">.</text:span><text:span text:style-name="T4">9</text:span><text:span text:style-name="T4">6</text:span><text:span text:style-name="T4">'</text:span><text:span text:style-name="T4">'</text:span><text:span text:style-name="T4"> </text:span><text:span text:style-name="T4">1</text:span><text:span text:style-name="T4">2</text:span><text:span text:style-name="T4">8</text:span><text:span text:style-name="T4">*</text:span><text:span text:style-name="T4">6</text:span><text:span text:style-name="T4">4</text:span></text:p>
          </draw:text-box>
        </draw:frame>
        <draw:frame draw:style-name="gr6" draw:text-style-name="P6" draw:layer="layout" svg:width="0.231cm" svg:height="0.145cm" svg:x="16.983cm" svg:y="12.345cm">
          <draw:text-box>
            <text:p text:style-name="P3"><text:span text:style-name="T5">单</text:span><text:span text:style-name="T5">色</text:span></text:p>
          </draw:text-box>
        </draw:frame>
        <draw:frame draw:style-name="gr6" draw:text-style-name="P6" draw:layer="layout" svg:width="0.311cm" svg:height="0.136cm" svg:x="17.22cm" svg:y="12.348cm">
          <draw:text-box>
            <text:p text:style-name="P3"><text:span text:style-name="T4">O</text:span><text:span text:style-name="T4">L</text:span><text:span text:style-name="T4">E</text:span><text:span text:style-name="T4">D</text:span></text:p>
          </draw:text-box>
        </draw:frame>
        <draw:frame draw:style-name="gr6" draw:text-style-name="P6" draw:layer="layout" svg:width="0.345cm" svg:height="0.145cm" svg:x="17.533cm" svg:y="12.345cm">
          <draw:text-box>
            <text:p text:style-name="P3"><text:span text:style-name="T5">驱</text:span><text:span text:style-name="T5">动</text:span><text:span text:style-name="T5">板</text:span></text:p>
          </draw:text-box>
        </draw:frame>
        <draw:frame draw:style-name="gr6" draw:text-style-name="P6" draw:layer="layout" svg:width="0.114cm" svg:height="0.136cm" svg:x="15.907cm" svg:y="12.758cm">
          <draw:text-box>
            <text:p text:style-name="P3"><text:span text:style-name="T4">B</text:span></text:p>
          </draw:text-box>
        </draw:frame>
        <draw:frame draw:style-name="gr6" draw:text-style-name="P6" draw:layer="layout" svg:width="0.114cm" svg:height="0.136cm" svg:x="19.201cm" svg:y="13.033cm">
          <draw:text-box>
            <text:p text:style-name="P3"><text:span text:style-name="T4">1</text:span></text:p>
          </draw:text-box>
        </draw:frame>
        <draw:frame draw:style-name="gr6" draw:text-style-name="P6" draw:layer="layout" svg:width="0.114cm" svg:height="0.136cm" svg:x="20.022cm" svg:y="13.033cm">
          <draw:text-box>
            <text:p text:style-name="P3"><text:span text:style-name="T4">1</text:span></text:p>
          </draw:text-box>
        </draw:frame>
        <draw:frame draw:style-name="gr6" draw:text-style-name="P6" draw:layer="layout" svg:width="1.187cm" svg:height="0.136cm" svg:x="16.483cm" svg:y="13.033cm">
          <draw:text-box>
            <text:p text:style-name="P3"><text:span text:style-name="T4">F</text:span><text:span text:style-name="T4">ri</text:span><text:span text:style-name="T4">d</text:span><text:span text:style-name="T4">a</text:span><text:span text:style-name="T4">y</text:span><text:span text:style-name="T4">, </text:span><text:span text:style-name="T4">M</text:span><text:span text:style-name="T4">a</text:span><text:span text:style-name="T4">r</text:span><text:span text:style-name="T4">c</text:span><text:span text:style-name="T4">h </text:span><text:span text:style-name="T4">2</text:span><text:span text:style-name="T4">3</text:span><text:span text:style-name="T4">, </text:span><text:span text:style-name="T4">2</text:span><text:span text:style-name="T4">0</text:span><text:span text:style-name="T4">1</text:span><text:span text:style-name="T4">8</text:span></text:p>
          </draw:text-box>
        </draw:frame>
        <draw:frame draw:style-name="gr6" draw:text-style-name="P6" draw:layer="layout" svg:width="0.218cm" svg:height="0.136cm" svg:x="15.772cm" svg:y="12.208cm">
          <draw:text-box>
            <text:p text:style-name="P3"><text:span text:style-name="T4">Ti</text:span><text:span text:style-name="T4">tl</text:span><text:span text:style-name="T4">e</text:span></text:p>
          </draw:text-box>
        </draw:frame>
        <draw:frame draw:style-name="gr6" draw:text-style-name="P6" draw:layer="layout" svg:width="0.226cm" svg:height="0.136cm" svg:x="15.772cm" svg:y="12.618cm">
          <draw:text-box>
            <text:p text:style-name="P3"><text:span text:style-name="T4">S</text:span><text:span text:style-name="T4">i</text:span><text:span text:style-name="T4">z</text:span><text:span text:style-name="T4">e</text:span></text:p>
          </draw:text-box>
        </draw:frame>
        <draw:frame draw:style-name="gr6" draw:text-style-name="P6" draw:layer="layout" svg:width="0.959cm" svg:height="0.136cm" svg:x="16.318cm" svg:y="12.618cm">
          <draw:text-box>
            <text:p text:style-name="P3"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/text:p>
          </draw:text-box>
        </draw:frame>
        <draw:frame draw:style-name="gr6" draw:text-style-name="P6" draw:layer="layout" svg:width="0.205cm" svg:height="0.136cm" svg:x="20.297cm" svg:y="12.618cm">
          <draw:text-box>
            <text:p text:style-name="P3"><text:span text:style-name="T4">R</text:span><text:span text:style-name="T4">e</text:span><text:span text:style-name="T4">v</text:span></text:p>
          </draw:text-box>
        </draw:frame>
        <draw:frame draw:style-name="gr6" draw:text-style-name="P6" draw:layer="layout" svg:width="0.277cm" svg:height="0.136cm" svg:x="15.772cm" svg:y="13.033cm">
          <draw:text-box>
            <text:p text:style-name="P3"><text:span text:style-name="T4">D</text:span><text:span text:style-name="T4">a</text:span><text:span text:style-name="T4">t</text:span><text:span text:style-name="T4">e</text:span><text:span text:style-name="T4">:</text:span></text:p>
          </draw:text-box>
        </draw:frame>
        <draw:polygon draw:style-name="gr10" draw:text-style-name="P1" draw:layer="layout" svg:width="4.936cm" svg:height="0.275cm" svg:x="15.773cm" svg:y="11.929cm" svg:viewBox="0 0 4937 276" draw:points="4937,0 0,0 0,276 4937,276">
          <text:p/>
        </draw:polygon>
        <draw:polygon draw:style-name="gr10" draw:text-style-name="P1" draw:layer="layout" svg:width="4.936cm" svg:height="0.411cm" svg:x="15.773cm" svg:y="12.204cm" svg:viewBox="0 0 4937 412" draw:points="4937,0 0,0 0,412 4937,412">
          <text:p/>
        </draw:polygon>
        <draw:polygon draw:style-name="gr10" draw:text-style-name="P1" draw:layer="layout" svg:width="0.411cm" svg:height="0.415cm" svg:x="15.773cm" svg:y="12.615cm" svg:viewBox="0 0 412 416" draw:points="412,0 0,0 0,416 412,416">
          <text:p/>
        </draw:polygon>
        <draw:polygon draw:style-name="gr10" draw:text-style-name="P1" draw:layer="layout" svg:width="4.114cm" svg:height="0.415cm" svg:x="16.184cm" svg:y="12.615cm" svg:viewBox="0 0 4115 416" draw:points="4115,0 0,0 0,416 4115,416">
          <text:p/>
        </draw:polygon>
        <draw:polygon draw:style-name="gr10" draw:text-style-name="P1" draw:layer="layout" svg:width="0.411cm" svg:height="0.415cm" svg:x="20.298cm" svg:y="12.615cm" svg:viewBox="0 0 412 416" draw:points="412,0 0,0 0,416 412,416">
          <text:p/>
        </draw:polygon>
        <draw:polygon draw:style-name="gr10" draw:text-style-name="P1" draw:layer="layout" svg:width="2.743cm" svg:height="0.135cm" svg:x="15.773cm" svg:y="13.03cm" svg:viewBox="0 0 2744 136" draw:points="2744,0 0,0 0,136 2744,136">
          <text:p/>
        </draw:polygon>
        <draw:polygon draw:style-name="gr10" draw:text-style-name="P1" draw:layer="layout" svg:width="2.193cm" svg:height="0.135cm" svg:x="18.516cm" svg:y="13.03cm" svg:viewBox="0 0 2194 136" draw:points="2194,0 0,0 0,136 2194,136">
          <text:p/>
        </draw:polygon>
        <draw:frame draw:style-name="gr6" draw:text-style-name="P6" draw:layer="layout" svg:width="0.303cm" svg:height="0.136cm" svg:x="18.515cm" svg:y="13.033cm">
          <draw:text-box>
            <text:p text:style-name="P3"><text:span text:style-name="T4">S</text:span><text:span text:style-name="T4">h</text:span><text:span text:style-name="T4">e</text:span><text:span text:style-name="T4">e</text:span><text:span text:style-name="T4">t</text:span></text:p>
          </draw:text-box>
        </draw:frame>
        <draw:frame draw:style-name="gr6" draw:text-style-name="P6" draw:layer="layout" svg:width="0.114cm" svg:height="0.136cm" svg:x="19.611cm" svg:y="13.033cm">
          <draw:text-box>
            <text:p text:style-name="P3"><text:span text:style-name="T4">o</text:span><text:span text:style-name="T4">f</text:span></text:p>
          </draw:text-box>
        </draw:frame>
        <draw:frame draw:style-name="gr6" draw:text-style-name="P6" draw:layer="layout" svg:width="0.341cm" svg:height="0.136cm" svg:x="16.318cm" svg:y="12.758cm">
          <draw:text-box>
            <text:p text:style-name="P3"><text:span text:style-name="T4">&lt;</text:span><text:span text:style-name="T4">D</text:span><text:span text:style-name="T4">o</text:span><text:span text:style-name="T4">c</text:span><text:span text:style-name="T4">&gt;</text:span></text:p>
          </draw:text-box>
        </draw:frame>
        <draw:frame draw:style-name="gr6" draw:text-style-name="P6" draw:layer="layout" svg:width="0.273cm" svg:height="0.136cm" svg:x="20.297cm" svg:y="12.758cm">
          <draw:text-box>
            <text:p text:style-name="P3"><text:span text:style-name="T4">V </text:span><text:span text:style-name="T4">1</text:span><text:span text:style-name="T4">.</text:span><text:span text:style-name="T4">0</text:span></text:p>
          </draw:text-box>
        </draw:frame>
        <draw:frame draw:style-name="gr6" draw:text-style-name="P6" draw:layer="layout" svg:width="0.667cm" svg:height="0.136cm" svg:x="16.318cm" svg:y="12.348cm">
          <draw:text-box>
            <text:p text:style-name="P3"><text:span text:style-name="T4">0.</text:span><text:span text:style-name="T4">9</text:span><text:span text:style-name="T4">6'</text:span><text:span text:style-name="T4">' </text:span><text:span text:style-name="T4">1</text:span><text:span text:style-name="T4">2</text:span><text:span text:style-name="T4">8</text:span><text:span text:style-name="T4">*</text:span><text:span text:style-name="T4">6</text:span><text:span text:style-name="T4">4</text:span></text:p>
          </draw:text-box>
        </draw:frame>
        <draw:frame draw:style-name="gr6" draw:text-style-name="P6" draw:layer="layout" svg:width="0.231cm" svg:height="0.145cm" svg:x="16.983cm" svg:y="12.345cm">
          <draw:text-box>
            <text:p text:style-name="P3"><text:span text:style-name="T5">单</text:span><text:span text:style-name="T5">色</text:span></text:p>
          </draw:text-box>
        </draw:frame>
        <draw:frame draw:style-name="gr6" draw:text-style-name="P6" draw:layer="layout" svg:width="0.311cm" svg:height="0.136cm" svg:x="17.22cm" svg:y="12.348cm">
          <draw:text-box>
            <text:p text:style-name="P3"><text:span text:style-name="T4">OL</text:span><text:span text:style-name="T4">ED</text:span></text:p>
          </draw:text-box>
        </draw:frame>
        <draw:frame draw:style-name="gr6" draw:text-style-name="P6" draw:layer="layout" svg:width="0.345cm" svg:height="0.145cm" svg:x="17.533cm" svg:y="12.345cm">
          <draw:text-box>
            <text:p text:style-name="P3"><text:span text:style-name="T5">驱</text:span><text:span text:style-name="T5">动</text:span><text:span text:style-name="T5">板</text:span></text:p>
          </draw:text-box>
        </draw:frame>
        <draw:frame draw:style-name="gr6" draw:text-style-name="P6" draw:layer="layout" svg:width="0.114cm" svg:height="0.136cm" svg:x="15.907cm" svg:y="12.758cm">
          <draw:text-box>
            <text:p text:style-name="P3"><text:span text:style-name="T4">B</text:span></text:p>
          </draw:text-box>
        </draw:frame>
        <draw:frame draw:style-name="gr6" draw:text-style-name="P6" draw:layer="layout" svg:width="0.114cm" svg:height="0.136cm" svg:x="19.201cm" svg:y="13.033cm">
          <draw:text-box>
            <text:p text:style-name="P3"><text:span text:style-name="T4">1</text:span></text:p>
          </draw:text-box>
        </draw:frame>
        <draw:frame draw:style-name="gr6" draw:text-style-name="P6" draw:layer="layout" svg:width="0.114cm" svg:height="0.136cm" svg:x="20.022cm" svg:y="13.033cm">
          <draw:text-box>
            <text:p text:style-name="P3"><text:span text:style-name="T4">1</text:span></text:p>
          </draw:text-box>
        </draw:frame>
        <draw:frame draw:style-name="gr6" draw:text-style-name="P6" draw:layer="layout" svg:width="1.187cm" svg:height="0.136cm" svg:x="16.483cm" svg:y="13.033cm">
          <draw:text-box>
            <text:p text:style-name="P3"><text:span text:style-name="T4">F</text:span><text:span text:style-name="T4">ri</text:span><text:span text:style-name="T4">d</text:span><text:span text:style-name="T4">a</text:span><text:span text:style-name="T4">y</text:span><text:span text:style-name="T4">, </text:span><text:span text:style-name="T4">M</text:span><text:span text:style-name="T4">a</text:span><text:span text:style-name="T4">r</text:span><text:span text:style-name="T4">c</text:span><text:span text:style-name="T4">h </text:span><text:span text:style-name="T4">2</text:span><text:span text:style-name="T4">3</text:span><text:span text:style-name="T4">, </text:span><text:span text:style-name="T4">2</text:span><text:span text:style-name="T4">0</text:span><text:span text:style-name="T4">1</text:span><text:span text:style-name="T4">8</text:span></text:p>
          </draw:text-box>
        </draw:frame>
        <draw:frame draw:style-name="gr6" draw:text-style-name="P6" draw:layer="layout" svg:width="0.218cm" svg:height="0.136cm" svg:x="15.772cm" svg:y="12.208cm">
          <draw:text-box>
            <text:p text:style-name="P3"><text:span text:style-name="T4">T</text:span><text:span text:style-name="T4">i</text:span><text:span text:style-name="T4">t</text:span><text:span text:style-name="T4">l</text:span><text:span text:style-name="T4">e</text:span></text:p>
          </draw:text-box>
        </draw:frame>
        <draw:frame draw:style-name="gr6" draw:text-style-name="P6" draw:layer="layout" svg:width="0.226cm" svg:height="0.136cm" svg:x="15.772cm" svg:y="12.618cm">
          <draw:text-box>
            <text:p text:style-name="P3"><text:span text:style-name="T4">S</text:span><text:span text:style-name="T4">i</text:span><text:span text:style-name="T4">z</text:span><text:span text:style-name="T4">e</text:span></text:p>
          </draw:text-box>
        </draw:frame>
        <draw:frame draw:style-name="gr6" draw:text-style-name="P6" draw:layer="layout" svg:width="0.959cm" svg:height="0.136cm" svg:x="16.318cm" svg:y="12.618cm">
          <draw:text-box>
            <text:p text:style-name="P3"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/text:p>
          </draw:text-box>
        </draw:frame>
        <draw:frame draw:style-name="gr6" draw:text-style-name="P6" draw:layer="layout" svg:width="0.205cm" svg:height="0.136cm" svg:x="20.297cm" svg:y="12.618cm">
          <draw:text-box>
            <text:p text:style-name="P3"><text:span text:style-name="T4">R</text:span><text:span text:style-name="T4">e</text:span><text:span text:style-name="T4">v</text:span></text:p>
          </draw:text-box>
        </draw:frame>
        <draw:frame draw:style-name="gr6" draw:text-style-name="P6" draw:layer="layout" svg:width="0.277cm" svg:height="0.136cm" svg:x="15.772cm" svg:y="13.033cm">
          <draw:text-box>
            <text:p text:style-name="P3"><text:span text:style-name="T4">D</text:span><text:span text:style-name="T4">a</text:span><text:span text:style-name="T4">t</text:span><text:span text:style-name="T4">e</text:span><text:span text:style-name="T4">:</text:span></text:p>
          </draw:text-box>
        </draw:frame>
        <draw:polygon draw:style-name="gr10" draw:text-style-name="P1" draw:layer="layout" svg:width="4.936cm" svg:height="0.275cm" svg:x="15.773cm" svg:y="11.929cm" svg:viewBox="0 0 4937 276" draw:points="4937,0 0,0 0,276 4937,276">
          <text:p/>
        </draw:polygon>
        <draw:polygon draw:style-name="gr10" draw:text-style-name="P1" draw:layer="layout" svg:width="4.936cm" svg:height="0.411cm" svg:x="15.773cm" svg:y="12.204cm" svg:viewBox="0 0 4937 412" draw:points="4937,0 0,0 0,412 4937,412">
          <text:p/>
        </draw:polygon>
        <draw:polygon draw:style-name="gr10" draw:text-style-name="P1" draw:layer="layout" svg:width="0.411cm" svg:height="0.415cm" svg:x="15.773cm" svg:y="12.615cm" svg:viewBox="0 0 412 416" draw:points="412,0 0,0 0,416 412,416">
          <text:p/>
        </draw:polygon>
        <draw:polygon draw:style-name="gr10" draw:text-style-name="P1" draw:layer="layout" svg:width="4.114cm" svg:height="0.415cm" svg:x="16.184cm" svg:y="12.615cm" svg:viewBox="0 0 4115 416" draw:points="4115,0 0,0 0,416 4115,416">
          <text:p/>
        </draw:polygon>
        <draw:polygon draw:style-name="gr10" draw:text-style-name="P1" draw:layer="layout" svg:width="0.411cm" svg:height="0.415cm" svg:x="20.298cm" svg:y="12.615cm" svg:viewBox="0 0 412 416" draw:points="412,0 0,0 0,416 412,416">
          <text:p/>
        </draw:polygon>
        <draw:polygon draw:style-name="gr10" draw:text-style-name="P1" draw:layer="layout" svg:width="2.743cm" svg:height="0.135cm" svg:x="15.773cm" svg:y="13.03cm" svg:viewBox="0 0 2744 136" draw:points="2744,0 0,0 0,136 2744,136">
          <text:p/>
        </draw:polygon>
        <draw:polygon draw:style-name="gr10" draw:text-style-name="P1" draw:layer="layout" svg:width="2.193cm" svg:height="0.135cm" svg:x="18.516cm" svg:y="13.03cm" svg:viewBox="0 0 2194 136" draw:points="2194,0 0,0 0,136 2194,136">
          <text:p/>
        </draw:polygon>
        <draw:frame draw:style-name="gr6" draw:text-style-name="P6" draw:layer="layout" svg:width="0.303cm" svg:height="0.136cm" svg:x="18.515cm" svg:y="13.033cm">
          <draw:text-box>
            <text:p text:style-name="P3"><text:span text:style-name="T4">S</text:span><text:span text:style-name="T4">h</text:span><text:span text:style-name="T4">e</text:span><text:span text:style-name="T4">e</text:span><text:span text:style-name="T4">t</text:span></text:p>
          </draw:text-box>
        </draw:frame>
        <draw:frame draw:style-name="gr6" draw:text-style-name="P6" draw:layer="layout" svg:width="0.114cm" svg:height="0.136cm" svg:x="19.611cm" svg:y="13.033cm">
          <draw:text-box>
            <text:p text:style-name="P3"><text:span text:style-name="T4">o</text:span><text:span text:style-name="T4">f</text:span></text:p>
          </draw:text-box>
        </draw:frame>
        <draw:frame draw:style-name="gr6" draw:text-style-name="P6" draw:layer="layout" svg:width="0.341cm" svg:height="0.136cm" svg:x="16.318cm" svg:y="12.758cm">
          <draw:text-box>
            <text:p text:style-name="P3"><text:span text:style-name="T4">&lt;</text:span><text:span text:style-name="T4">D</text:span><text:span text:style-name="T4">o</text:span><text:span text:style-name="T4">c</text:span><text:span text:style-name="T4">&gt;</text:span></text:p>
          </draw:text-box>
        </draw:frame>
        <draw:frame draw:style-name="gr6" draw:text-style-name="P6" draw:layer="layout" svg:width="0.273cm" svg:height="0.136cm" svg:x="20.297cm" svg:y="12.758cm">
          <draw:text-box>
            <text:p text:style-name="P3"><text:span text:style-name="T4">V </text:span><text:span text:style-name="T4">1</text:span><text:span text:style-name="T4">.</text:span><text:span text:style-name="T4">0</text:span></text:p>
          </draw:text-box>
        </draw:frame>
        <draw:frame draw:style-name="gr6" draw:text-style-name="P6" draw:layer="layout" svg:width="0.667cm" svg:height="0.136cm" svg:x="16.318cm" svg:y="12.348cm">
          <draw:text-box>
            <text:p text:style-name="P3"><text:span text:style-name="T4">0</text:span><text:span text:style-name="T4">.</text:span><text:span text:style-name="T4">9</text:span><text:span text:style-name="T4">6</text:span><text:span text:style-name="T4">'</text:span><text:span text:style-name="T4">'</text:span><text:span text:style-name="T4"> </text:span><text:span text:style-name="T4">1</text:span><text:span text:style-name="T4">2</text:span><text:span text:style-name="T4">8</text:span><text:span text:style-name="T4">*</text:span><text:span text:style-name="T4">6</text:span><text:span text:style-name="T4">4</text:span></text:p>
          </draw:text-box>
        </draw:frame>
        <draw:frame draw:style-name="gr6" draw:text-style-name="P6" draw:layer="layout" svg:width="0.231cm" svg:height="0.145cm" svg:x="16.983cm" svg:y="12.345cm">
          <draw:text-box>
            <text:p text:style-name="P3"><text:span text:style-name="T5">单</text:span><text:span text:style-name="T5">色</text:span></text:p>
          </draw:text-box>
        </draw:frame>
        <draw:frame draw:style-name="gr6" draw:text-style-name="P6" draw:layer="layout" svg:width="0.311cm" svg:height="0.136cm" svg:x="17.22cm" svg:y="12.348cm">
          <draw:text-box>
            <text:p text:style-name="P3"><text:span text:style-name="T4">O</text:span><text:span text:style-name="T4">L</text:span><text:span text:style-name="T4">E</text:span><text:span text:style-name="T4">D</text:span></text:p>
          </draw:text-box>
        </draw:frame>
        <draw:frame draw:style-name="gr6" draw:text-style-name="P6" draw:layer="layout" svg:width="0.345cm" svg:height="0.145cm" svg:x="17.533cm" svg:y="12.345cm">
          <draw:text-box>
            <text:p text:style-name="P3"><text:span text:style-name="T5">驱</text:span><text:span text:style-name="T5">动</text:span><text:span text:style-name="T5">板</text:span></text:p>
          </draw:text-box>
        </draw:frame>
        <draw:frame draw:style-name="gr6" draw:text-style-name="P6" draw:layer="layout" svg:width="0.114cm" svg:height="0.136cm" svg:x="15.907cm" svg:y="12.758cm">
          <draw:text-box>
            <text:p text:style-name="P3"><text:span text:style-name="T4">B</text:span></text:p>
          </draw:text-box>
        </draw:frame>
        <draw:frame draw:style-name="gr6" draw:text-style-name="P6" draw:layer="layout" svg:width="0.114cm" svg:height="0.136cm" svg:x="19.201cm" svg:y="13.033cm">
          <draw:text-box>
            <text:p text:style-name="P3"><text:span text:style-name="T4">1</text:span></text:p>
          </draw:text-box>
        </draw:frame>
        <draw:frame draw:style-name="gr6" draw:text-style-name="P6" draw:layer="layout" svg:width="0.114cm" svg:height="0.136cm" svg:x="20.022cm" svg:y="13.033cm">
          <draw:text-box>
            <text:p text:style-name="P3"><text:span text:style-name="T4">1</text:span></text:p>
          </draw:text-box>
        </draw:frame>
        <draw:line draw:style-name="gr11" draw:text-style-name="P1" draw:layer="layout" svg:x1="3.564cm" svg:y1="7.269cm" svg:x2="3.607cm" svg:y2="7.226cm">
          <text:p/>
        </draw:line>
        <draw:polyline draw:style-name="gr11" draw:text-style-name="P1" draw:layer="layout" svg:width="0cm" svg:height="0cm" svg:x="3.606cm" svg:y="7.226cm" svg:viewBox="0 0 0 0" draw:points="0,0">
          <text:p/>
        </draw:polyline>
        <draw:line draw:style-name="gr11" draw:text-style-name="P1" draw:layer="layout" svg:x1="3.606cm" svg:y1="7.226cm" svg:x2="3.688cm" svg:y2="7.311cm">
          <text:p/>
        </draw:line>
        <draw:polyline draw:style-name="gr11" draw:text-style-name="P1" draw:layer="layout" svg:width="0cm" svg:height="0cm" svg:x="3.687cm" svg:y="7.31cm" svg:viewBox="0 0 0 0" draw:points="0,0">
          <text:p/>
        </draw:polyline>
        <draw:line draw:style-name="gr11" draw:text-style-name="P1" draw:layer="layout" svg:x1="3.687cm" svg:y1="7.311cm" svg:x2="3.772cm" svg:y2="7.226cm">
          <text:p/>
        </draw:line>
        <draw:polyline draw:style-name="gr11" draw:text-style-name="P1" draw:layer="layout" svg:width="0cm" svg:height="0cm" svg:x="3.771cm" svg:y="7.226cm" svg:viewBox="0 0 0 0" draw:points="0,0">
          <text:p/>
        </draw:polyline>
        <draw:line draw:style-name="gr11" draw:text-style-name="P1" draw:layer="layout" svg:x1="3.771cm" svg:y1="7.226cm" svg:x2="3.853cm" svg:y2="7.311cm">
          <text:p/>
        </draw:line>
        <draw:polyline draw:style-name="gr11" draw:text-style-name="P1" draw:layer="layout" svg:width="0cm" svg:height="0cm" svg:x="3.852cm" svg:y="7.31cm" svg:viewBox="0 0 0 0" draw:points="0,0">
          <text:p/>
        </draw:polyline>
        <draw:line draw:style-name="gr11" draw:text-style-name="P1" draw:layer="layout" svg:x1="3.852cm" svg:y1="7.311cm" svg:x2="3.933cm" svg:y2="7.226cm">
          <text:p/>
        </draw:line>
        <draw:polyline draw:style-name="gr11" draw:text-style-name="P1" draw:layer="layout" svg:width="0cm" svg:height="0cm" svg:x="3.932cm" svg:y="7.226cm" svg:viewBox="0 0 0 0" draw:points="0,0">
          <text:p/>
        </draw:polyline>
        <draw:line draw:style-name="gr11" draw:text-style-name="P1" draw:layer="layout" svg:x1="3.932cm" svg:y1="7.226cm" svg:x2="3.976cm" svg:y2="7.269cm">
          <text:p/>
        </draw:line>
        <draw:polyline draw:style-name="gr11" draw:text-style-name="P1" draw:layer="layout" svg:width="0cm" svg:height="0cm" svg:x="3.975cm" svg:y="7.268cm" svg:viewBox="0 0 0 0" draw:points="0,0">
          <text:p/>
        </draw:polyline>
        <draw:frame draw:style-name="gr6" draw:text-style-name="P6" draw:layer="layout" svg:width="1.187cm" svg:height="0.136cm" svg:x="16.483cm" svg:y="13.033cm">
          <draw:text-box>
            <text:p text:style-name="P3"><text:span text:style-name="T4">F</text:span><text:span text:style-name="T4">ri</text:span><text:span text:style-name="T4">d</text:span><text:span text:style-name="T4">a</text:span><text:span text:style-name="T4">y</text:span><text:span text:style-name="T4">, </text:span><text:span text:style-name="T4">M</text:span><text:span text:style-name="T4">a</text:span><text:span text:style-name="T4">r</text:span><text:span text:style-name="T4">c</text:span><text:span text:style-name="T4">h </text:span><text:span text:style-name="T4">2</text:span><text:span text:style-name="T4">3</text:span><text:span text:style-name="T4">, </text:span><text:span text:style-name="T4">2</text:span><text:span text:style-name="T4">0</text:span><text:span text:style-name="T4">1</text:span><text:span text:style-name="T4">8</text:span></text:p>
          </draw:text-box>
        </draw:frame>
        <draw:frame draw:style-name="gr6" draw:text-style-name="P6" draw:layer="layout" svg:width="0.146cm" svg:height="0.136cm" svg:x="3.839cm" svg:y="6.997cm">
          <draw:text-box>
            <text:p text:style-name="P3"><text:span text:style-name="T6">R</text:span><text:span text:style-name="T6">2</text:span></text:p>
          </draw:text-box>
        </draw:frame>
        <draw:line draw:style-name="gr9" draw:text-style-name="P1" draw:layer="layout" svg:x1="3.564cm" svg:y1="7.268cm" svg:x2="3.429cm" svg:y2="7.268cm">
          <text:p/>
        </draw:line>
        <draw:polyline draw:style-name="gr9" draw:text-style-name="P1" draw:layer="layout" svg:width="0cm" svg:height="0cm" svg:x="3.429cm" svg:y="7.268cm" svg:viewBox="0 0 0 0" draw:points="0,0">
          <text:p/>
        </draw:polyline>
        <draw:line draw:style-name="gr9" draw:text-style-name="P1" draw:layer="layout" svg:x1="3.975cm" svg:y1="7.268cm" svg:x2="4.114cm" svg:y2="7.268cm">
          <text:p/>
        </draw:line>
        <draw:polyline draw:style-name="gr9" draw:text-style-name="P1" draw:layer="layout" svg:width="0cm" svg:height="0cm" svg:x="4.114cm" svg:y="7.268cm" svg:viewBox="0 0 0 0" draw:points="0,0">
          <text:p/>
        </draw:polyline>
        <draw:line draw:style-name="gr11" draw:text-style-name="P1" draw:layer="layout" svg:x1="5.897cm" svg:y1="6.719cm" svg:x2="5.94cm" svg:y2="6.675cm">
          <text:p/>
        </draw:line>
        <draw:polyline draw:style-name="gr11" draw:text-style-name="P1" draw:layer="layout" svg:width="0cm" svg:height="0cm" svg:x="5.939cm" svg:y="6.675cm" svg:viewBox="0 0 0 0" draw:points="0,0">
          <text:p/>
        </draw:polyline>
        <draw:line draw:style-name="gr11" draw:text-style-name="P1" draw:layer="layout" svg:x1="5.939cm" svg:y1="6.675cm" svg:x2="6.02cm" svg:y2="6.761cm">
          <text:p/>
        </draw:line>
        <draw:polyline draw:style-name="gr11" draw:text-style-name="P1" draw:layer="layout" svg:width="0cm" svg:height="0cm" svg:x="6.019cm" svg:y="6.76cm" svg:viewBox="0 0 0 0" draw:points="0,0">
          <text:p/>
        </draw:polyline>
        <draw:line draw:style-name="gr11" draw:text-style-name="P1" draw:layer="layout" svg:x1="6.019cm" svg:y1="6.761cm" svg:x2="6.101cm" svg:y2="6.675cm">
          <text:p/>
        </draw:line>
        <draw:polyline draw:style-name="gr11" draw:text-style-name="P1" draw:layer="layout" svg:width="0cm" svg:height="0cm" svg:x="6.1cm" svg:y="6.675cm" svg:viewBox="0 0 0 0" draw:points="0,0">
          <text:p/>
        </draw:polyline>
        <draw:line draw:style-name="gr11" draw:text-style-name="P1" draw:layer="layout" svg:x1="6.1cm" svg:y1="6.675cm" svg:x2="6.185cm" svg:y2="6.761cm">
          <text:p/>
        </draw:line>
        <draw:polyline draw:style-name="gr11" draw:text-style-name="P1" draw:layer="layout" svg:width="0cm" svg:height="0cm" svg:x="6.184cm" svg:y="6.76cm" svg:viewBox="0 0 0 0" draw:points="0,0">
          <text:p/>
        </draw:polyline>
        <draw:line draw:style-name="gr11" draw:text-style-name="P1" draw:layer="layout" svg:x1="6.184cm" svg:y1="6.761cm" svg:x2="6.266cm" svg:y2="6.675cm">
          <text:p/>
        </draw:line>
        <draw:polyline draw:style-name="gr11" draw:text-style-name="P1" draw:layer="layout" svg:width="0cm" svg:height="0cm" svg:x="6.265cm" svg:y="6.675cm" svg:viewBox="0 0 0 0" draw:points="0,0">
          <text:p/>
        </draw:polyline>
        <draw:line draw:style-name="gr11" draw:text-style-name="P1" draw:layer="layout" svg:x1="6.265cm" svg:y1="6.675cm" svg:x2="6.308cm" svg:y2="6.719cm">
          <text:p/>
        </draw:line>
        <draw:polyline draw:style-name="gr11" draw:text-style-name="P1" draw:layer="layout" svg:width="0cm" svg:height="0cm" svg:x="6.307cm" svg:y="6.718cm" svg:viewBox="0 0 0 0" draw:points="0,0">
          <text:p/>
        </draw:polyline>
        <draw:frame draw:style-name="gr6" draw:text-style-name="P6" draw:layer="layout" svg:width="0.142cm" svg:height="0.136cm" svg:x="3.839cm" svg:y="7.407cm">
          <draw:text-box>
            <text:p text:style-name="P3"><text:span text:style-name="T6">1K</text:span></text:p>
          </draw:text-box>
        </draw:frame>
        <draw:frame draw:style-name="gr6" draw:text-style-name="P6" draw:layer="layout" svg:width="0.146cm" svg:height="0.136cm" svg:x="6.172cm" svg:y="6.446cm">
          <draw:text-box>
            <text:p text:style-name="P3"><text:span text:style-name="T6">R1</text:span></text:p>
          </draw:text-box>
        </draw:frame>
        <draw:line draw:style-name="gr9" draw:text-style-name="P1" draw:layer="layout" svg:x1="5.897cm" svg:y1="6.718cm" svg:x2="5.757cm" svg:y2="6.718cm">
          <text:p/>
        </draw:line>
        <draw:polyline draw:style-name="gr9" draw:text-style-name="P1" draw:layer="layout" svg:width="0cm" svg:height="0cm" svg:x="5.757cm" svg:y="6.718cm" svg:viewBox="0 0 0 0" draw:points="0,0">
          <text:p/>
        </draw:polyline>
        <draw:line draw:style-name="gr9" draw:text-style-name="P1" draw:layer="layout" svg:x1="6.307cm" svg:y1="6.718cm" svg:x2="6.443cm" svg:y2="6.718cm">
          <text:p/>
        </draw:line>
        <draw:polyline draw:style-name="gr9" draw:text-style-name="P1" draw:layer="layout" svg:width="0cm" svg:height="0cm" svg:x="6.443cm" svg:y="6.718cm" svg:viewBox="0 0 0 0" draw:points="0,0">
          <text:p/>
        </draw:polyline>
        <draw:polygon draw:style-name="gr12" draw:text-style-name="P1" draw:layer="layout" svg:width="0.275cm" svg:height="1.236cm" svg:x="3.289cm" svg:y="3.014cm" svg:viewBox="0 0 276 1237" draw:points="276,0 0,0 0,1237 276,1237">
          <text:p/>
        </draw:polygon>
        <draw:frame draw:style-name="gr6" draw:text-style-name="P6" draw:layer="layout" svg:width="0.129cm" svg:height="0.136cm" svg:x="6.172cm" svg:y="6.861cm">
          <draw:text-box>
            <text:p text:style-name="P3"><text:span text:style-name="T6">10</text:span></text:p>
          </draw:text-box>
        </draw:frame>
        <draw:frame draw:style-name="gr6" draw:text-style-name="P6" draw:layer="layout" svg:width="0.125cm" svg:height="0.136cm" svg:x="3.289cm" svg:y="2.814cm">
          <draw:text-box>
            <text:p text:style-name="P3"><text:span text:style-name="T6">J1</text:span></text:p>
          </draw:text-box>
        </draw:frame>
        <draw:line draw:style-name="gr9" draw:text-style-name="P1" draw:layer="layout" svg:x1="3.564cm" svg:y1="4.114cm" svg:x2="3.975cm" svg:y2="4.114cm">
          <text:p/>
        </draw:line>
        <draw:polyline draw:style-name="gr9" draw:text-style-name="P1" draw:layer="layout" svg:width="0cm" svg:height="0cm" svg:x="3.975cm" svg:y="4.114cm" svg:viewBox="0 0 0 0" draw:points="0,0">
          <text:p/>
        </draw:polyline>
        <draw:frame draw:style-name="gr6" draw:text-style-name="P6" draw:layer="layout" svg:width="0.315cm" svg:height="0.136cm" svg:x="3.289cm" svg:y="4.334cm">
          <draw:text-box>
            <text:p text:style-name="P3"><text:span text:style-name="T6">CON8</text:span></text:p>
          </draw:text-box>
        </draw:frame>
        <draw:line draw:style-name="gr9" draw:text-style-name="P1" draw:layer="layout" svg:x1="3.564cm" svg:y1="3.975cm" svg:x2="3.975cm" svg:y2="3.975cm">
          <text:p/>
        </draw:line>
        <draw:polyline draw:style-name="gr9" draw:text-style-name="P1" draw:layer="layout" svg:width="0cm" svg:height="0cm" svg:x="3.975cm" svg:y="3.975cm" svg:viewBox="0 0 0 0" draw:points="0,0">
          <text:p/>
        </draw:polyline>
        <draw:frame draw:style-name="gr13" draw:text-style-name="P6" draw:layer="layout" svg:width="0.124cm" svg:height="0.136cm" svg:x="3.662cm" svg:y="3.974cm">
          <draw:text-box>
            <text:p text:style-name="P3"><text:span text:style-name="T7">1</text:span></text:p>
          </draw:text-box>
        </draw:frame>
        <draw:line draw:style-name="gr9" draw:text-style-name="P1" draw:layer="layout" svg:x1="3.564cm" svg:y1="3.839cm" svg:x2="3.975cm" svg:y2="3.839cm">
          <text:p/>
        </draw:line>
        <draw:polyline draw:style-name="gr9" draw:text-style-name="P1" draw:layer="layout" svg:width="0cm" svg:height="0cm" svg:x="3.975cm" svg:y="3.839cm" svg:viewBox="0 0 0 0" draw:points="0,0">
          <text:p/>
        </draw:polyline>
        <draw:frame draw:style-name="gr13" draw:text-style-name="P6" draw:layer="layout" svg:width="0.124cm" svg:height="0.136cm" svg:x="3.662cm" svg:y="3.834cm">
          <draw:text-box>
            <text:p text:style-name="P3"><text:span text:style-name="T7">2</text:span></text:p>
          </draw:text-box>
        </draw:frame>
        <draw:line draw:style-name="gr9" draw:text-style-name="P1" draw:layer="layout" svg:x1="3.564cm" svg:y1="3.699cm" svg:x2="3.975cm" svg:y2="3.699cm">
          <text:p/>
        </draw:line>
        <draw:polyline draw:style-name="gr9" draw:text-style-name="P1" draw:layer="layout" svg:width="0cm" svg:height="0cm" svg:x="3.975cm" svg:y="3.699cm" svg:viewBox="0 0 0 0" draw:points="0,0">
          <text:p/>
        </draw:polyline>
        <draw:frame draw:style-name="gr13" draw:text-style-name="P6" draw:layer="layout" svg:width="0.124cm" svg:height="0.136cm" svg:x="3.662cm" svg:y="3.699cm">
          <draw:text-box>
            <text:p text:style-name="P3"><text:span text:style-name="T7">3</text:span></text:p>
          </draw:text-box>
        </draw:frame>
        <draw:line draw:style-name="gr9" draw:text-style-name="P1" draw:layer="layout" svg:x1="3.564cm" svg:y1="3.564cm" svg:x2="3.975cm" svg:y2="3.564cm">
          <text:p/>
        </draw:line>
        <draw:polyline draw:style-name="gr9" draw:text-style-name="P1" draw:layer="layout" svg:width="0cm" svg:height="0cm" svg:x="3.975cm" svg:y="3.564cm" svg:viewBox="0 0 0 0" draw:points="0,0">
          <text:p/>
        </draw:polyline>
        <draw:frame draw:style-name="gr13" draw:text-style-name="P6" draw:layer="layout" svg:width="0.124cm" svg:height="0.136cm" svg:x="3.662cm" svg:y="3.559cm">
          <draw:text-box>
            <text:p text:style-name="P3"><text:span text:style-name="T7">4</text:span></text:p>
          </draw:text-box>
        </draw:frame>
        <draw:line draw:style-name="gr9" draw:text-style-name="P1" draw:layer="layout" svg:x1="3.564cm" svg:y1="3.428cm" svg:x2="3.975cm" svg:y2="3.428cm">
          <text:p/>
        </draw:line>
        <draw:polyline draw:style-name="gr9" draw:text-style-name="P1" draw:layer="layout" svg:width="0cm" svg:height="0cm" svg:x="3.975cm" svg:y="3.428cm" svg:viewBox="0 0 0 0" draw:points="0,0">
          <text:p/>
        </draw:polyline>
        <draw:frame draw:style-name="gr13" draw:text-style-name="P6" draw:layer="layout" svg:width="0.124cm" svg:height="0.136cm" svg:x="3.662cm" svg:y="3.424cm">
          <draw:text-box>
            <text:p text:style-name="P3"><text:span text:style-name="T7">5</text:span></text:p>
          </draw:text-box>
        </draw:frame>
        <draw:line draw:style-name="gr9" draw:text-style-name="P1" draw:layer="layout" svg:x1="3.564cm" svg:y1="3.289cm" svg:x2="3.975cm" svg:y2="3.289cm">
          <text:p/>
        </draw:line>
        <draw:polyline draw:style-name="gr9" draw:text-style-name="P1" draw:layer="layout" svg:width="0cm" svg:height="0cm" svg:x="3.975cm" svg:y="3.289cm" svg:viewBox="0 0 0 0" draw:points="0,0">
          <text:p/>
        </draw:polyline>
        <draw:frame draw:style-name="gr13" draw:text-style-name="P6" draw:layer="layout" svg:width="0.124cm" svg:height="0.136cm" svg:x="3.662cm" svg:y="3.288cm">
          <draw:text-box>
            <text:p text:style-name="P3"><text:span text:style-name="T7">6</text:span></text:p>
          </draw:text-box>
        </draw:frame>
        <draw:line draw:style-name="gr9" draw:text-style-name="P1" draw:layer="layout" svg:x1="3.564cm" svg:y1="3.153cm" svg:x2="3.975cm" svg:y2="3.153cm">
          <text:p/>
        </draw:line>
        <draw:polyline draw:style-name="gr9" draw:text-style-name="P1" draw:layer="layout" svg:width="0cm" svg:height="0cm" svg:x="3.975cm" svg:y="3.153cm" svg:viewBox="0 0 0 0" draw:points="0,0">
          <text:p/>
        </draw:polyline>
        <draw:frame draw:style-name="gr13" draw:text-style-name="P6" draw:layer="layout" svg:width="0.124cm" svg:height="0.136cm" svg:x="3.662cm" svg:y="3.149cm">
          <draw:text-box>
            <text:p text:style-name="P3"><text:span text:style-name="T7">7</text:span></text:p>
          </draw:text-box>
        </draw:frame>
        <draw:line draw:style-name="gr11" draw:text-style-name="P1" draw:layer="layout" svg:x1="5.071cm" svg:y1="7.128cm" svg:x2="5.071cm" svg:y2="7.404cm">
          <text:p/>
        </draw:line>
        <draw:polyline draw:style-name="gr11" draw:text-style-name="P1" draw:layer="layout" svg:width="0cm" svg:height="0cm" svg:x="5.071cm" svg:y="7.404cm" svg:viewBox="0 0 0 0" draw:points="0,0">
          <text:p/>
        </draw:polyline>
        <draw:line draw:style-name="gr11" draw:text-style-name="P1" draw:layer="layout" svg:x1="5.071cm" svg:y1="7.268cm" svg:x2="4.936cm" svg:y2="7.268cm">
          <text:p/>
        </draw:line>
        <draw:polyline draw:style-name="gr11" draw:text-style-name="P1" draw:layer="layout" svg:width="0cm" svg:height="0cm" svg:x="4.936cm" svg:y="7.268cm" svg:viewBox="0 0 0 0" draw:points="0,0">
          <text:p/>
        </draw:polyline>
        <draw:line draw:style-name="gr11" draw:text-style-name="P1" draw:layer="layout" svg:x1="5.212cm" svg:y1="7.128cm" svg:x2="5.071cm" svg:y2="7.227cm">
          <text:p/>
        </draw:line>
        <draw:polyline draw:style-name="gr11" draw:text-style-name="P1" draw:layer="layout" svg:width="0cm" svg:height="0cm" svg:x="5.071cm" svg:y="7.226cm" svg:viewBox="0 0 0 0" draw:points="0,0">
          <text:p/>
        </draw:polyline>
        <draw:line draw:style-name="gr11" draw:text-style-name="P1" draw:layer="layout" svg:x1="5.071cm" svg:y1="7.31cm" svg:x2="5.212cm" svg:y2="7.405cm">
          <text:p/>
        </draw:line>
        <draw:polyline draw:style-name="gr11" draw:text-style-name="P1" draw:layer="layout" svg:width="0cm" svg:height="0cm" svg:x="5.211cm" svg:y="7.404cm" svg:viewBox="0 0 0 0" draw:points="0,0">
          <text:p/>
        </draw:polyline>
        <draw:polygon draw:style-name="gr14" draw:text-style-name="P9" draw:layer="layout" svg:width="0.085cm" svg:height="0.069cm" svg:x="5.126cm" svg:y="7.336cm" svg:viewBox="0 0 86 70" draw:points="86,70 30,0 0,43">
          <text:p/>
        </draw:polygon>
        <draw:frame draw:style-name="gr13" draw:text-style-name="P6" draw:layer="layout" svg:width="0.124cm" svg:height="0.136cm" svg:x="3.662cm" svg:y="3.013cm">
          <draw:text-box>
            <text:p text:style-name="P3"><text:span text:style-name="T7">8</text:span></text:p>
          </draw:text-box>
        </draw:frame>
        <draw:frame draw:style-name="gr6" draw:text-style-name="P6" draw:layer="layout" svg:width="0.146cm" svg:height="0.136cm" svg:x="5.346cm" svg:y="7.132cm">
          <draw:text-box>
            <text:p text:style-name="P3"><text:span text:style-name="T6">U2</text:span></text:p>
          </draw:text-box>
        </draw:frame>
        <draw:line draw:style-name="gr9" draw:text-style-name="P1" draw:layer="layout" svg:x1="4.936cm" svg:y1="7.268cm" svg:x2="4.525cm" svg:y2="7.268cm">
          <text:p/>
        </draw:line>
        <draw:polyline draw:style-name="gr9" draw:text-style-name="P1" draw:layer="layout" svg:width="0cm" svg:height="0cm" svg:x="4.525cm" svg:y="7.268cm" svg:viewBox="0 0 0 0" draw:points="0,0">
          <text:p/>
        </draw:polyline>
        <draw:line draw:style-name="gr9" draw:text-style-name="P1" draw:layer="layout" svg:x1="5.211cm" svg:y1="7.404cm" svg:x2="5.211cm" svg:y2="7.814cm">
          <text:p/>
        </draw:line>
        <draw:polyline draw:style-name="gr9" draw:text-style-name="P1" draw:layer="layout" svg:width="0cm" svg:height="0cm" svg:x="5.211cm" svg:y="7.814cm" svg:viewBox="0 0 0 0" draw:points="0,0">
          <text:p/>
        </draw:polyline>
        <draw:line draw:style-name="gr9" draw:text-style-name="P1" draw:layer="layout" svg:x1="5.211cm" svg:y1="7.128cm" svg:x2="5.211cm" svg:y2="6.718cm">
          <text:p/>
        </draw:line>
        <draw:polyline draw:style-name="gr9" draw:text-style-name="P1" draw:layer="layout" svg:width="0cm" svg:height="0cm" svg:x="5.211cm" svg:y="6.718cm" svg:viewBox="0 0 0 0" draw:points="0,0">
          <text:p/>
        </draw:polyline>
        <draw:line draw:style-name="gr11" draw:text-style-name="P1" draw:layer="layout" svg:x1="4.386cm" svg:y1="7.955cm" svg:x2="4.347cm" svg:y2="7.912cm">
          <text:p/>
        </draw:line>
        <draw:polyline draw:style-name="gr11" draw:text-style-name="P1" draw:layer="layout" svg:width="0cm" svg:height="0cm" svg:x="4.347cm" svg:y="7.912cm" svg:viewBox="0 0 0 0" draw:points="0,0">
          <text:p/>
        </draw:polyline>
        <draw:line draw:style-name="gr11" draw:text-style-name="P1" draw:layer="layout" svg:x1="4.347cm" svg:y1="7.913cm" svg:x2="4.429cm" svg:y2="7.831cm">
          <text:p/>
        </draw:line>
        <draw:polyline draw:style-name="gr11" draw:text-style-name="P1" draw:layer="layout" svg:width="0cm" svg:height="0cm" svg:x="4.428cm" svg:y="7.831cm" svg:viewBox="0 0 0 0" draw:points="0,0">
          <text:p/>
        </draw:polyline>
        <draw:line draw:style-name="gr11" draw:text-style-name="P1" draw:layer="layout" svg:x1="4.429cm" svg:y1="7.832cm" svg:x2="4.347cm" svg:y2="7.746cm">
          <text:p/>
        </draw:line>
        <draw:polyline draw:style-name="gr11" draw:text-style-name="P1" draw:layer="layout" svg:width="0cm" svg:height="0cm" svg:x="4.347cm" svg:y="7.746cm" svg:viewBox="0 0 0 0" draw:points="0,0">
          <text:p/>
        </draw:polyline>
        <draw:line draw:style-name="gr11" draw:text-style-name="P1" draw:layer="layout" svg:x1="4.347cm" svg:y1="7.747cm" svg:x2="4.429cm" svg:y2="7.666cm">
          <text:p/>
        </draw:line>
        <draw:polyline draw:style-name="gr11" draw:text-style-name="P1" draw:layer="layout" svg:width="0cm" svg:height="0cm" svg:x="4.428cm" svg:y="7.666cm" svg:viewBox="0 0 0 0" draw:points="0,0">
          <text:p/>
        </draw:polyline>
        <draw:line draw:style-name="gr11" draw:text-style-name="P1" draw:layer="layout" svg:x1="4.429cm" svg:y1="7.667cm" svg:x2="4.347cm" svg:y2="7.581cm">
          <text:p/>
        </draw:line>
        <draw:polyline draw:style-name="gr11" draw:text-style-name="P1" draw:layer="layout" svg:width="0cm" svg:height="0cm" svg:x="4.347cm" svg:y="7.581cm" svg:viewBox="0 0 0 0" draw:points="0,0">
          <text:p/>
        </draw:polyline>
        <draw:line draw:style-name="gr11" draw:text-style-name="P1" draw:layer="layout" svg:x1="4.347cm" svg:y1="7.582cm" svg:x2="4.386cm" svg:y2="7.543cm">
          <text:p/>
        </draw:line>
        <draw:polyline draw:style-name="gr11" draw:text-style-name="P1" draw:layer="layout" svg:width="0cm" svg:height="0cm" svg:x="4.385cm" svg:y="7.543cm" svg:viewBox="0 0 0 0" draw:points="0,0">
          <text:p/>
        </draw:polyline>
        <draw:frame draw:style-name="gr6" draw:text-style-name="P6" draw:layer="layout" svg:width="0.332cm" svg:height="0.136cm" svg:x="5.346cm" svg:y="7.272cm">
          <draw:text-box>
            <text:p text:style-name="P3"><text:span text:style-name="T6">S8050</text:span></text:p>
          </draw:text-box>
        </draw:frame>
        <draw:frame draw:style-name="gr6" draw:text-style-name="P6" draw:layer="layout" svg:width="0.146cm" svg:height="0.136cm" svg:x="4.605cm" svg:y="7.547cm">
          <draw:text-box>
            <text:p text:style-name="P3"><text:span text:style-name="T6">R3</text:span></text:p>
          </draw:text-box>
        </draw:frame>
        <draw:line draw:style-name="gr9" draw:text-style-name="P1" draw:layer="layout" svg:x1="4.385cm" svg:y1="7.954cm" svg:x2="4.385cm" svg:y2="8.089cm">
          <text:p/>
        </draw:line>
        <draw:polyline draw:style-name="gr9" draw:text-style-name="P1" draw:layer="layout" svg:width="0cm" svg:height="0cm" svg:x="4.385cm" svg:y="8.089cm" svg:viewBox="0 0 0 0" draw:points="0,0">
          <text:p/>
        </draw:polyline>
        <draw:line draw:style-name="gr9" draw:text-style-name="P1" draw:layer="layout" svg:x1="4.385cm" svg:y1="7.543cm" svg:x2="4.385cm" svg:y2="7.404cm">
          <text:p/>
        </draw:line>
        <draw:polyline draw:style-name="gr9" draw:text-style-name="P1" draw:layer="layout" svg:width="0cm" svg:height="0cm" svg:x="4.385cm" svg:y="7.404cm" svg:viewBox="0 0 0 0" draw:points="0,0">
          <text:p/>
        </draw:polyline>
        <draw:polygon draw:style-name="gr12" draw:text-style-name="P1" draw:layer="layout" svg:width="4.115cm" svg:height="3.158cm" svg:x="12.344cm" svg:y="2.328cm" svg:viewBox="0 0 4116 3159" draw:points="4116,0 0,0 0,3159 4116,3159">
          <text:p/>
        </draw:polygon>
        <draw:frame draw:style-name="gr6" draw:text-style-name="P6" draw:layer="layout" svg:width="0.205cm" svg:height="0.136cm" svg:x="4.605cm" svg:y="7.708cm">
          <draw:text-box>
            <text:p text:style-name="P3"><text:span text:style-name="T6">10K</text:span></text:p>
          </draw:text-box>
        </draw:frame>
        <draw:frame draw:style-name="gr15" draw:text-style-name="P10" draw:layer="layout" svg:width="1.801cm" svg:height="0.217cm" svg:x="13.44cm" svg:y="4.65cm">
          <draw:text-box>
            <text:p text:style-name="P3"><text:span text:style-name="T8">LCD DRIVER:ST7735</text:span></text:p>
          </draw:text-box>
        </draw:frame>
        <draw:frame draw:style-name="gr15" draw:text-style-name="P10" draw:layer="layout" svg:width="1.907cm" svg:height="0.217cm" svg:x="13.44cm" svg:y="3.554cm">
          <draw:text-box>
            <text:p text:style-name="P3"><text:span text:style-name="T8"><text:s/></text:span><text:span text:style-name="T8">Active Area 0.96'</text:span></text:p>
          </draw:text-box>
        </draw:frame>
        <draw:frame draw:style-name="gr15" draw:text-style-name="P10" draw:layer="layout" svg:width="1.484cm" svg:height="0.217cm" svg:x="13.44cm" svg:y="3.744cm">
          <draw:text-box>
            <text:p text:style-name="P3"><text:span text:style-name="T8"><text:s text:c="2"/></text:span><text:span text:style-name="T8">80x160Pixels</text:span></text:p>
          </draw:text-box>
        </draw:frame>
        <draw:line draw:style-name="gr9" draw:text-style-name="P1" draw:layer="layout" svg:x1="12.755cm" svg:y1="5.486cm" svg:x2="12.755cm" svg:y2="5.897cm">
          <text:p/>
        </draw:line>
        <draw:polyline draw:style-name="gr9" draw:text-style-name="P1" draw:layer="layout" svg:width="0cm" svg:height="0cm" svg:x="12.755cm" svg:y="5.897cm" svg:viewBox="0 0 0 0" draw:points="0,0">
          <text:p/>
        </draw:polyline>
        <draw:line draw:style-name="gr16" draw:text-style-name="P1" draw:layer="layout" svg:x1="12.717cm" svg:y1="5.869cm" svg:x2="12.789cm" svg:y2="5.941cm">
          <text:p/>
        </draw:line>
        <draw:polyline draw:style-name="gr16" draw:text-style-name="P1" draw:layer="layout" svg:width="0cm" svg:height="0cm" svg:x="12.788cm" svg:y="5.94cm" svg:viewBox="0 0 0 0" draw:points="0,0">
          <text:p/>
        </draw:polyline>
        <draw:line draw:style-name="gr16" draw:text-style-name="P1" draw:layer="layout" svg:x1="12.789cm" svg:y1="5.869cm" svg:x2="12.717cm" svg:y2="5.941cm">
          <text:p/>
        </draw:line>
        <draw:polyline draw:style-name="gr16" draw:text-style-name="P1" draw:layer="layout" svg:width="0cm" svg:height="0cm" svg:x="12.717cm" svg:y="5.94cm" svg:viewBox="0 0 0 0" draw:points="0,0">
          <text:p/>
        </draw:polyline>
        <draw:frame draw:style-name="gr6" draw:text-style-name="P6" draw:layer="layout" svg:width="0.146cm" svg:height="0.136cm" svg:x="12.343cm" svg:y="2.196cm">
          <draw:text-box>
            <text:p text:style-name="P3"><text:span text:style-name="T6">U1</text:span></text:p>
          </draw:text-box>
        </draw:frame>
        <draw:frame draw:style-name="gr17" draw:text-style-name="P11" draw:layer="layout" svg:width="0.226cm" svg:height="0.141cm" draw:transform="rotate (1.5707963267949) translate (12.701cm 5.419cm)">
          <draw:text-box>
            <text:p text:style-name="P3"><text:span text:style-name="T9">TP0</text:span></text:p>
          </draw:text-box>
        </draw:frame>
        <draw:line draw:style-name="gr9" draw:text-style-name="P1" draw:layer="layout" svg:x1="13.03cm" svg:y1="5.486cm" svg:x2="13.03cm" svg:y2="5.897cm">
          <text:p/>
        </draw:line>
        <draw:polyline draw:style-name="gr9" draw:text-style-name="P1" draw:layer="layout" svg:width="0cm" svg:height="0cm" svg:x="13.03cm" svg:y="5.897cm" svg:viewBox="0 0 0 0" draw:points="0,0">
          <text:p/>
        </draw:polyline>
        <draw:line draw:style-name="gr16" draw:text-style-name="P1" draw:layer="layout" svg:x1="12.999cm" svg:y1="5.869cm" svg:x2="13.071cm" svg:y2="5.941cm">
          <text:p/>
        </draw:line>
        <draw:polyline draw:style-name="gr16" draw:text-style-name="P1" draw:layer="layout" svg:width="0cm" svg:height="0cm" svg:x="13.07cm" svg:y="5.94cm" svg:viewBox="0 0 0 0" draw:points="0,0">
          <text:p/>
        </draw:polyline>
        <draw:line draw:style-name="gr16" draw:text-style-name="P1" draw:layer="layout" svg:x1="13.071cm" svg:y1="5.869cm" svg:x2="12.999cm" svg:y2="5.941cm">
          <text:p/>
        </draw:line>
        <draw:polyline draw:style-name="gr16" draw:text-style-name="P1" draw:layer="layout" svg:width="0cm" svg:height="0cm" svg:x="12.999cm" svg:y="5.94cm" svg:viewBox="0 0 0 0" draw:points="0,0">
          <text:p/>
        </draw:polyline>
        <draw:frame draw:style-name="gr17" draw:text-style-name="P11" draw:layer="layout" svg:width="0.122cm" svg:height="0.141cm" draw:transform="rotate (1.5707963267949) translate (12.612cm 5.651cm)">
          <draw:text-box>
            <text:p text:style-name="P3"><text:span text:style-name="T10">1</text:span></text:p>
          </draw:text-box>
        </draw:frame>
        <draw:frame draw:style-name="gr17" draw:text-style-name="P11" draw:layer="layout" svg:width="0.226cm" svg:height="0.141cm" draw:transform="rotate (1.5707963267949) translate (12.976cm 5.419cm)">
          <draw:text-box>
            <text:p text:style-name="P3"><text:span text:style-name="T9">TP1</text:span></text:p>
          </draw:text-box>
        </draw:frame>
        <draw:line draw:style-name="gr9" draw:text-style-name="P1" draw:layer="layout" svg:x1="13.301cm" svg:y1="5.486cm" svg:x2="13.301cm" svg:y2="5.897cm">
          <text:p/>
        </draw:line>
        <draw:polyline draw:style-name="gr9" draw:text-style-name="P1" draw:layer="layout" svg:width="0cm" svg:height="0cm" svg:x="13.301cm" svg:y="5.897cm" svg:viewBox="0 0 0 0" draw:points="0,0">
          <text:p/>
        </draw:polyline>
        <draw:frame draw:style-name="gr17" draw:text-style-name="P11" draw:layer="layout" svg:width="0.122cm" svg:height="0.141cm" draw:transform="rotate (1.5707963267949) translate (12.887cm 5.651cm)">
          <draw:text-box>
            <text:p text:style-name="P3"><text:span text:style-name="T10">2</text:span></text:p>
          </draw:text-box>
        </draw:frame>
        <draw:frame draw:style-name="gr17" draw:text-style-name="P11" draw:layer="layout" svg:width="0.252cm" svg:height="0.141cm" draw:transform="rotate (1.5707963267949) translate (13.247cm 5.419cm)">
          <draw:text-box>
            <text:p text:style-name="P3"><text:span text:style-name="T9">SDA</text:span></text:p>
          </draw:text-box>
        </draw:frame>
        <draw:line draw:style-name="gr9" draw:text-style-name="P1" draw:layer="layout" svg:x1="13.576cm" svg:y1="5.486cm" svg:x2="13.576cm" svg:y2="5.897cm">
          <text:p/>
        </draw:line>
        <draw:polyline draw:style-name="gr9" draw:text-style-name="P1" draw:layer="layout" svg:width="0cm" svg:height="0cm" svg:x="13.576cm" svg:y="5.897cm" svg:viewBox="0 0 0 0" draw:points="0,0">
          <text:p/>
        </draw:polyline>
        <draw:frame draw:style-name="gr17" draw:text-style-name="P11" draw:layer="layout" svg:width="0.122cm" svg:height="0.141cm" draw:transform="rotate (1.5707963267949) translate (13.158cm 5.651cm)">
          <draw:text-box>
            <text:p text:style-name="P3"><text:span text:style-name="T10">3</text:span></text:p>
          </draw:text-box>
        </draw:frame>
        <draw:frame draw:style-name="gr17" draw:text-style-name="P11" draw:layer="layout" svg:width="0.239cm" svg:height="0.141cm" draw:transform="rotate (1.5707963267949) translate (13.522cm 5.419cm)">
          <draw:text-box>
            <text:p text:style-name="P3"><text:span text:style-name="T9">SCL</text:span></text:p>
          </draw:text-box>
        </draw:frame>
        <draw:line draw:style-name="gr9" draw:text-style-name="P1" draw:layer="layout" svg:x1="13.851cm" svg:y1="5.486cm" svg:x2="13.851cm" svg:y2="5.897cm">
          <text:p/>
        </draw:line>
        <draw:polyline draw:style-name="gr9" draw:text-style-name="P1" draw:layer="layout" svg:width="0cm" svg:height="0cm" svg:x="13.851cm" svg:y="5.897cm" svg:viewBox="0 0 0 0" draw:points="0,0">
          <text:p/>
        </draw:polyline>
        <draw:frame draw:style-name="gr17" draw:text-style-name="P11" draw:layer="layout" svg:width="0.122cm" svg:height="0.141cm" draw:transform="rotate (1.5707963267949) translate (13.433cm 5.651cm)">
          <draw:text-box>
            <text:p text:style-name="P3"><text:span text:style-name="T10">4</text:span></text:p>
          </draw:text-box>
        </draw:frame>
        <draw:frame draw:style-name="gr17" draw:text-style-name="P11" draw:layer="layout" svg:width="0.171cm" svg:height="0.141cm" draw:transform="rotate (1.5707963267949) translate (13.797cm 5.419cm)">
          <draw:text-box>
            <text:p text:style-name="P3"><text:span text:style-name="T9">RS</text:span></text:p>
          </draw:text-box>
        </draw:frame>
        <draw:line draw:style-name="gr9" draw:text-style-name="P1" draw:layer="layout" svg:x1="14.126cm" svg:y1="5.486cm" svg:x2="14.126cm" svg:y2="5.897cm">
          <text:p/>
        </draw:line>
        <draw:polyline draw:style-name="gr9" draw:text-style-name="P1" draw:layer="layout" svg:width="0cm" svg:height="0cm" svg:x="14.126cm" svg:y="5.897cm" svg:viewBox="0 0 0 0" draw:points="0,0">
          <text:p/>
        </draw:polyline>
        <draw:frame draw:style-name="gr17" draw:text-style-name="P11" draw:layer="layout" svg:width="0.122cm" svg:height="0.141cm" draw:transform="rotate (1.5707963267949) translate (13.708cm 5.651cm)">
          <draw:text-box>
            <text:p text:style-name="P3"><text:span text:style-name="T10">5</text:span></text:p>
          </draw:text-box>
        </draw:frame>
        <draw:frame draw:style-name="gr17" draw:text-style-name="P11" draw:layer="layout" svg:width="0.252cm" svg:height="0.141cm" draw:transform="rotate (1.5707963267949) translate (14.072cm 5.419cm)">
          <draw:text-box>
            <text:p text:style-name="P3"><text:span text:style-name="T9">RES</text:span></text:p>
          </draw:text-box>
        </draw:frame>
        <draw:line draw:style-name="gr9" draw:text-style-name="P1" draw:layer="layout" svg:x1="14.401cm" svg:y1="5.486cm" svg:x2="14.401cm" svg:y2="5.897cm">
          <text:p/>
        </draw:line>
        <draw:polyline draw:style-name="gr9" draw:text-style-name="P1" draw:layer="layout" svg:width="0cm" svg:height="0cm" svg:x="14.401cm" svg:y="5.897cm" svg:viewBox="0 0 0 0" draw:points="0,0">
          <text:p/>
        </draw:polyline>
        <draw:frame draw:style-name="gr17" draw:text-style-name="P11" draw:layer="layout" svg:width="0.122cm" svg:height="0.141cm" draw:transform="rotate (1.5707963267949) translate (13.984cm 5.651cm)">
          <draw:text-box>
            <text:p text:style-name="P3"><text:span text:style-name="T10">6</text:span></text:p>
          </draw:text-box>
        </draw:frame>
        <draw:frame draw:style-name="gr17" draw:text-style-name="P11" draw:layer="layout" svg:width="0.171cm" svg:height="0.141cm" draw:transform="rotate (1.5707963267949) translate (14.348cm 5.419cm)">
          <draw:text-box>
            <text:p text:style-name="P3"><text:span text:style-name="T9">CS</text:span></text:p>
          </draw:text-box>
        </draw:frame>
        <draw:line draw:style-name="gr9" draw:text-style-name="P1" draw:layer="layout" svg:x1="14.672cm" svg:y1="5.486cm" svg:x2="14.672cm" svg:y2="5.897cm">
          <text:p/>
        </draw:line>
        <draw:polyline draw:style-name="gr9" draw:text-style-name="P1" draw:layer="layout" svg:width="0cm" svg:height="0cm" svg:x="14.672cm" svg:y="5.897cm" svg:viewBox="0 0 0 0" draw:points="0,0">
          <text:p/>
        </draw:polyline>
        <draw:frame draw:style-name="gr17" draw:text-style-name="P11" draw:layer="layout" svg:width="0.122cm" svg:height="0.141cm" draw:transform="rotate (1.5707963267949) translate (14.259cm 5.651cm)">
          <draw:text-box>
            <text:p text:style-name="P3"><text:span text:style-name="T10">7</text:span></text:p>
          </draw:text-box>
        </draw:frame>
        <draw:frame draw:style-name="gr17" draw:text-style-name="P11" draw:layer="layout" svg:width="0.345cm" svg:height="0.141cm" draw:transform="rotate (1.5707963267949) translate (14.619cm 5.419cm)">
          <draw:text-box>
            <text:p text:style-name="P3"><text:span text:style-name="T9">GND1</text:span></text:p>
          </draw:text-box>
        </draw:frame>
        <draw:line draw:style-name="gr9" draw:text-style-name="P1" draw:layer="layout" svg:x1="14.947cm" svg:y1="5.486cm" svg:x2="14.947cm" svg:y2="5.897cm">
          <text:p/>
        </draw:line>
        <draw:polyline draw:style-name="gr9" draw:text-style-name="P1" draw:layer="layout" svg:width="0cm" svg:height="0cm" svg:x="14.947cm" svg:y="5.897cm" svg:viewBox="0 0 0 0" draw:points="0,0">
          <text:p/>
        </draw:polyline>
        <draw:line draw:style-name="gr16" draw:text-style-name="P1" draw:layer="layout" svg:x1="14.904cm" svg:y1="5.869cm" svg:x2="15.011cm" svg:y2="5.941cm">
          <text:p/>
        </draw:line>
        <draw:polyline draw:style-name="gr16" draw:text-style-name="P1" draw:layer="layout" svg:width="0cm" svg:height="0cm" svg:x="15.01cm" svg:y="5.94cm" svg:viewBox="0 0 0 0" draw:points="0,0">
          <text:p/>
        </draw:polyline>
        <draw:line draw:style-name="gr16" draw:text-style-name="P1" draw:layer="layout" svg:x1="14.976cm" svg:y1="5.869cm" svg:x2="14.904cm" svg:y2="5.941cm">
          <text:p/>
        </draw:line>
        <draw:polyline draw:style-name="gr16" draw:text-style-name="P1" draw:layer="layout" svg:width="0cm" svg:height="0cm" svg:x="14.904cm" svg:y="5.94cm" svg:viewBox="0 0 0 0" draw:points="0,0">
          <text:p/>
        </draw:polyline>
        <draw:frame draw:style-name="gr17" draw:text-style-name="P11" draw:layer="layout" svg:width="0.122cm" svg:height="0.141cm" draw:transform="rotate (1.5707963267949) translate (14.53cm 5.651cm)">
          <draw:text-box>
            <text:p text:style-name="P3"><text:span text:style-name="T10">8</text:span></text:p>
          </draw:text-box>
        </draw:frame>
        <draw:frame draw:style-name="gr17" draw:text-style-name="P11" draw:layer="layout" svg:width="0.18cm" svg:height="0.141cm" draw:transform="rotate (1.5707963267949) translate (14.894cm 5.419cm)">
          <draw:text-box>
            <text:p text:style-name="P3"><text:span text:style-name="T9">NC</text:span></text:p>
          </draw:text-box>
        </draw:frame>
        <draw:line draw:style-name="gr9" draw:text-style-name="P1" draw:layer="layout" svg:x1="15.223cm" svg:y1="5.486cm" svg:x2="15.223cm" svg:y2="5.897cm">
          <text:p/>
        </draw:line>
        <draw:polyline draw:style-name="gr9" draw:text-style-name="P1" draw:layer="layout" svg:width="0cm" svg:height="0cm" svg:x="15.223cm" svg:y="5.897cm" svg:viewBox="0 0 0 0" draw:points="0,0">
          <text:p/>
        </draw:polyline>
        <draw:frame draw:style-name="gr17" draw:text-style-name="P11" draw:layer="layout" svg:width="0.122cm" svg:height="0.141cm" draw:transform="rotate (1.5707963267949) translate (14.805cm 5.651cm)">
          <draw:text-box>
            <text:p text:style-name="P3"><text:span text:style-name="T10">9</text:span></text:p>
          </draw:text-box>
        </draw:frame>
        <draw:frame draw:style-name="gr17" draw:text-style-name="P11" draw:layer="layout" svg:width="0.26cm" svg:height="0.141cm" draw:transform="rotate (1.5707963267949) translate (15.169cm 5.419cm)">
          <draw:text-box>
            <text:p text:style-name="P3"><text:span text:style-name="T9">VCC</text:span></text:p>
          </draw:text-box>
        </draw:frame>
        <draw:line draw:style-name="gr9" draw:text-style-name="P1" draw:layer="layout" svg:x1="15.498cm" svg:y1="5.486cm" svg:x2="15.498cm" svg:y2="5.897cm">
          <text:p/>
        </draw:line>
        <draw:polyline draw:style-name="gr9" draw:text-style-name="P1" draw:layer="layout" svg:width="0cm" svg:height="0cm" svg:x="15.498cm" svg:y="5.897cm" svg:viewBox="0 0 0 0" draw:points="0,0">
          <text:p/>
        </draw:polyline>
        <draw:frame draw:style-name="gr17" draw:text-style-name="P11" draw:layer="layout" svg:width="0.137cm" svg:height="0.141cm" draw:transform="rotate (1.5707963267949) translate (15.08cm 5.719cm)">
          <draw:text-box>
            <text:p text:style-name="P3"><text:span text:style-name="T10">10</text:span></text:p>
          </draw:text-box>
        </draw:frame>
        <draw:frame draw:style-name="gr17" draw:text-style-name="P11" draw:layer="layout" svg:width="0.32cm" svg:height="0.141cm" draw:transform="rotate (1.5707963267949) translate (15.444cm 5.419cm)">
          <draw:text-box>
            <text:p text:style-name="P3"><text:span text:style-name="T9">LEDK</text:span></text:p>
          </draw:text-box>
        </draw:frame>
        <draw:line draw:style-name="gr9" draw:text-style-name="P1" draw:layer="layout" svg:x1="15.773cm" svg:y1="5.486cm" svg:x2="15.773cm" svg:y2="5.897cm">
          <text:p/>
        </draw:line>
        <draw:polyline draw:style-name="gr9" draw:text-style-name="P1" draw:layer="layout" svg:width="0cm" svg:height="0cm" svg:x="15.773cm" svg:y="5.897cm" svg:viewBox="0 0 0 0" draw:points="0,0">
          <text:p/>
        </draw:polyline>
        <draw:frame draw:style-name="gr17" draw:text-style-name="P11" draw:layer="layout" svg:width="0.137cm" svg:height="0.141cm" draw:transform="rotate (1.5707963267949) translate (15.355cm 5.719cm)">
          <draw:text-box>
            <text:p text:style-name="P3"><text:span text:style-name="T10">11</text:span></text:p>
          </draw:text-box>
        </draw:frame>
        <draw:frame draw:style-name="gr17" draw:text-style-name="P11" draw:layer="layout" svg:width="0.32cm" svg:height="0.141cm" draw:transform="rotate (1.5707963267949) translate (15.719cm 5.419cm)">
          <draw:text-box>
            <text:p text:style-name="P3"><text:span text:style-name="T9">LEDA</text:span></text:p>
          </draw:text-box>
        </draw:frame>
        <draw:line draw:style-name="gr9" draw:text-style-name="P1" draw:layer="layout" svg:x1="16.044cm" svg:y1="5.486cm" svg:x2="16.044cm" svg:y2="5.897cm">
          <text:p/>
        </draw:line>
        <draw:polyline draw:style-name="gr9" draw:text-style-name="P1" draw:layer="layout" svg:width="0cm" svg:height="0cm" svg:x="16.044cm" svg:y="5.897cm" svg:viewBox="0 0 0 0" draw:points="0,0">
          <text:p/>
        </draw:polyline>
        <draw:frame draw:style-name="gr17" draw:text-style-name="P11" draw:layer="layout" svg:width="0.137cm" svg:height="0.141cm" draw:transform="rotate (1.5707963267949) translate (15.63cm 5.719cm)">
          <draw:text-box>
            <text:p text:style-name="P3"><text:span text:style-name="T10">12</text:span></text:p>
          </draw:text-box>
        </draw:frame>
        <draw:frame draw:style-name="gr17" draw:text-style-name="P11" draw:layer="layout" svg:width="0.345cm" svg:height="0.141cm" draw:transform="rotate (1.5707963267949) translate (15.99cm 5.419cm)">
          <draw:text-box>
            <text:p text:style-name="P3"><text:span text:style-name="T9">G</text:span><text:span text:style-name="T9">N</text:span><text:span text:style-name="T9">D</text:span><text:span text:style-name="T9">2</text:span></text:p>
          </draw:text-box>
        </draw:frame>
        <draw:line draw:style-name="gr11" draw:text-style-name="P1" draw:layer="layout" svg:x1="15.223cm" svg:y1="6.307cm" svg:x2="15.223cm" svg:y2="6.282cm">
          <text:p/>
        </draw:line>
        <draw:polyline draw:style-name="gr11" draw:text-style-name="P1" draw:layer="layout" svg:width="0cm" svg:height="0cm" svg:x="15.223cm" svg:y="6.282cm" svg:viewBox="0 0 0 0" draw:points="0,0">
          <text:p/>
        </draw:polyline>
        <draw:line draw:style-name="gr11" draw:text-style-name="P1" draw:layer="layout" svg:x1="15.345cm" svg:y1="6.21cm" svg:x2="15.1cm" svg:y2="6.21cm">
          <text:p/>
        </draw:line>
        <draw:polyline draw:style-name="gr11" draw:text-style-name="P1" draw:layer="layout" svg:width="0cm" svg:height="0cm" svg:x="15.1cm" svg:y="6.21cm" svg:viewBox="0 0 0 0" draw:points="0,0">
          <text:p/>
        </draw:polyline>
        <draw:line draw:style-name="gr11" draw:text-style-name="P1" draw:layer="layout" svg:x1="15.345cm" svg:y1="6.282cm" svg:x2="15.1cm" svg:y2="6.282cm">
          <text:p/>
        </draw:line>
        <draw:polyline draw:style-name="gr11" draw:text-style-name="P1" draw:layer="layout" svg:width="0cm" svg:height="0cm" svg:x="15.1cm" svg:y="6.282cm" svg:viewBox="0 0 0 0" draw:points="0,0">
          <text:p/>
        </draw:polyline>
        <draw:line draw:style-name="gr11" draw:text-style-name="P1" draw:layer="layout" svg:x1="15.223cm" svg:y1="6.172cm" svg:x2="15.223cm" svg:y2="6.21cm">
          <text:p/>
        </draw:line>
        <draw:polyline draw:style-name="gr11" draw:text-style-name="P1" draw:layer="layout" svg:width="0cm" svg:height="0cm" svg:x="15.223cm" svg:y="6.21cm" svg:viewBox="0 0 0 0" draw:points="0,0">
          <text:p/>
        </draw:polyline>
        <draw:frame draw:style-name="gr17" draw:text-style-name="P11" draw:layer="layout" svg:width="0.137cm" svg:height="0.141cm" draw:transform="rotate (1.5707963267949) translate (15.901cm 5.719cm)">
          <draw:text-box>
            <text:p text:style-name="P3"><text:span text:style-name="T10">13</text:span></text:p>
          </draw:text-box>
        </draw:frame>
        <draw:frame draw:style-name="gr6" draw:text-style-name="P6" draw:layer="layout" svg:width="0.146cm" svg:height="0.136cm" svg:x="15.222cm" svg:y="6.036cm">
          <draw:text-box>
            <text:p text:style-name="P3"><text:span text:style-name="T6">C</text:span><text:span text:style-name="T6">1</text:span></text:p>
          </draw:text-box>
        </draw:frame>
        <draw:line draw:style-name="gr9" draw:text-style-name="P1" draw:layer="layout" svg:x1="15.223cm" svg:y1="6.307cm" svg:x2="15.223cm" svg:y2="6.443cm">
          <text:p/>
        </draw:line>
        <draw:polyline draw:style-name="gr9" draw:text-style-name="P1" draw:layer="layout" svg:width="0cm" svg:height="0cm" svg:x="15.223cm" svg:y="6.443cm" svg:viewBox="0 0 0 0" draw:points="0,0">
          <text:p/>
        </draw:polyline>
        <draw:line draw:style-name="gr9" draw:text-style-name="P1" draw:layer="layout" svg:x1="15.223cm" svg:y1="6.172cm" svg:x2="15.223cm" svg:y2="6.032cm">
          <text:p/>
        </draw:line>
        <draw:polyline draw:style-name="gr9" draw:text-style-name="P1" draw:layer="layout" svg:width="0cm" svg:height="0cm" svg:x="15.223cm" svg:y="6.032cm" svg:viewBox="0 0 0 0" draw:points="0,0">
          <text:p/>
        </draw:polyline>
        <draw:path draw:style-name="gr8" draw:text-style-name="P8" draw:layer="layout" svg:width="0.051cm" svg:height="0.051cm" svg:x="4.36cm" svg:y="7.238cm" svg:viewBox="0 0 52 52" svg:d="M52 26c0-14-11-26-26-26s-26 12-26 26c0 15 11 26 26 26s26-11 26-26z">
          <text:p/>
        </draw:path>
        <draw:frame draw:style-name="gr6" draw:text-style-name="P6" draw:layer="layout" svg:width="0.197cm" svg:height="0.136cm" svg:x="15.222cm" svg:y="6.311cm">
          <draw:text-box>
            <text:p text:style-name="P3"><text:span text:style-name="T6">1</text:span><text:span text:style-name="T6">u</text:span><text:span text:style-name="T6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New" svg:font-family="CourierNew"/>
    <style:font-face style:name="NSimSun" svg:font-family="N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3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5-20T08:31:53.760080145</dc:date>
    <meta:editing-duration>PT9M52S</meta:editing-duration>
    <meta:editing-cycles>1</meta:editing-cycles>
    <meta:document-statistic meta:object-count="415"/>
  </office:meta>
</office:document-meta>
</file>